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509cm" style:rel-column-width="3123*"/>
    </style:style>
    <style:style style:name="Tabela1.B" style:family="table-column">
      <style:table-column-properties style:column-width="11.492cm" style:rel-column-width="651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509cm" style:rel-column-width="3123*"/>
    </style:style>
    <style:style style:name="Tabela2.B" style:family="table-column">
      <style:table-column-properties style:column-width="11.492cm" style:rel-column-width="651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125cm" style:rel-column-width="8191*"/>
    </style:style>
    <style:style style:name="Tabela3.B" style:family="table-column">
      <style:table-column-properties style:column-width="2.125cm" style:rel-column-width="8192*"/>
    </style:style>
    <style:style style:name="Tabela3.C" style:family="table-column">
      <style:table-column-properties style:column-width="3.187cm" style:rel-column-width="12288*"/>
    </style:style>
    <style:style style:name="Tabela3.F" style:family="table-column">
      <style:table-column-properties style:column-width="3.187cm" style:rel-column-width="1228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509cm" style:rel-column-width="3123*"/>
    </style:style>
    <style:style style:name="Tabela5.B" style:family="table-column">
      <style:table-column-properties style:column-width="11.492cm" style:rel-column-width="651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509cm" style:rel-column-width="3123*"/>
    </style:style>
    <style:style style:name="Tabela6.B" style:family="table-column">
      <style:table-column-properties style:column-width="11.492cm" style:rel-column-width="651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509cm" style:rel-column-width="3123*"/>
    </style:style>
    <style:style style:name="Tabela7.B" style:family="table-column">
      <style:table-column-properties style:column-width="11.492cm" style:rel-column-width="651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5.509cm" style:rel-column-width="3123*"/>
    </style:style>
    <style:style style:name="Tabela8.B" style:family="table-column">
      <style:table-column-properties style:column-width="11.492cm" style:rel-column-width="651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509cm" style:rel-column-width="3123*"/>
    </style:style>
    <style:style style:name="Tabela9.B" style:family="table-column">
      <style:table-column-properties style:column-width="11.492cm" style:rel-column-width="651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509cm" style:rel-column-width="3123*"/>
    </style:style>
    <style:style style:name="Tabela10.B" style:family="table-column">
      <style:table-column-properties style:column-width="11.492cm" style:rel-column-width="651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5.509cm" style:rel-column-width="3123*"/>
    </style:style>
    <style:style style:name="Tabela11.B" style:family="table-column">
      <style:table-column-properties style:column-width="11.492cm" style:rel-column-width="651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5.509cm" style:rel-column-width="3123*"/>
    </style:style>
    <style:style style:name="Tabela12.B" style:family="table-column">
      <style:table-column-properties style:column-width="11.492cm" style:rel-column-width="651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429cm" style:rel-column-width="9362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G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39fbf"/>
    </style:style>
    <style:style style:name="P2" style:family="paragraph" style:parent-style-name="Standard">
      <style:text-properties officeooo:paragraph-rsid="004a4b7c"/>
    </style:style>
    <style:style style:name="P3" style:family="paragraph" style:parent-style-name="Standard">
      <style:text-properties officeooo:rsid="0052da70" officeooo:paragraph-rsid="0052da70"/>
    </style:style>
    <style:style style:name="P4" style:family="paragraph" style:parent-style-name="Standard">
      <style:text-properties officeooo:paragraph-rsid="0052da70"/>
    </style:style>
    <style:style style:name="P5" style:family="paragraph" style:parent-style-name="Standard">
      <style:text-properties officeooo:rsid="00545347" officeooo:paragraph-rsid="00545347"/>
    </style:style>
    <style:style style:name="P6" style:family="paragraph" style:parent-style-name="Text_20_body">
      <style:text-properties officeooo:paragraph-rsid="00339fbf"/>
    </style:style>
    <style:style style:name="P7" style:family="paragraph" style:parent-style-name="Table_20_Contents">
      <style:text-properties officeooo:rsid="001549ae" officeooo:paragraph-rsid="00339fbf"/>
    </style:style>
    <style:style style:name="P8" style:family="paragraph" style:parent-style-name="Table_20_Contents">
      <style:text-properties officeooo:rsid="001549ae" officeooo:paragraph-rsid="004a4b7c"/>
    </style:style>
    <style:style style:name="P9" style:family="paragraph" style:parent-style-name="Table_20_Contents" style:list-style-name="L1">
      <loext:graphic-properties draw:fill="solid" draw:fill-color="#ffff00" draw:opacity="100%"/>
      <style:paragraph-properties fo:background-color="#ffff00"/>
      <style:text-properties officeooo:rsid="00168365" officeooo:paragraph-rsid="00339fbf"/>
    </style:style>
    <style:style style:name="P10" style:family="paragraph" style:parent-style-name="Table_20_Contents">
      <style:text-properties officeooo:rsid="00168365" officeooo:paragraph-rsid="00339fbf"/>
    </style:style>
    <style:style style:name="P11" style:family="paragraph" style:parent-style-name="Table_20_Contents">
      <style:text-properties officeooo:rsid="00168365" officeooo:paragraph-rsid="004a4b7c"/>
    </style:style>
    <style:style style:name="P12" style:family="paragraph" style:parent-style-name="Table_20_Contents">
      <style:text-properties officeooo:rsid="0016f159" officeooo:paragraph-rsid="00339fbf"/>
    </style:style>
    <style:style style:name="P13" style:family="paragraph" style:parent-style-name="Table_20_Contents" style:list-style-name="L8">
      <style:text-properties officeooo:rsid="0016f159" officeooo:paragraph-rsid="00339fbf"/>
    </style:style>
    <style:style style:name="P14" style:family="paragraph" style:parent-style-name="Table_20_Contents" style:list-style-name="L13">
      <style:text-properties officeooo:rsid="0016f159" officeooo:paragraph-rsid="00339fbf"/>
    </style:style>
    <style:style style:name="P15" style:family="paragraph" style:parent-style-name="Table_20_Contents" style:list-style-name="L13">
      <style:text-properties officeooo:rsid="0016f159" officeooo:paragraph-rsid="0036fa91"/>
    </style:style>
    <style:style style:name="P16" style:family="paragraph" style:parent-style-name="Table_20_Contents" style:list-style-name="L22">
      <style:text-properties officeooo:rsid="0016f159" officeooo:paragraph-rsid="004a4b7c"/>
    </style:style>
    <style:style style:name="P17" style:family="paragraph" style:parent-style-name="Table_20_Contents">
      <style:text-properties officeooo:rsid="0016f159" officeooo:paragraph-rsid="004a4b7c"/>
    </style:style>
    <style:style style:name="P18" style:family="paragraph" style:parent-style-name="Table_20_Contents" style:list-style-name="L26">
      <style:text-properties officeooo:rsid="0016f159" officeooo:paragraph-rsid="004a4b7c"/>
    </style:style>
    <style:style style:name="P19" style:family="paragraph" style:parent-style-name="Table_20_Contents" style:list-style-name="L30">
      <style:text-properties officeooo:rsid="0016f159" officeooo:paragraph-rsid="004a4b7c"/>
    </style:style>
    <style:style style:name="P20" style:family="paragraph" style:parent-style-name="Table_20_Contents" style:list-style-name="L34">
      <style:text-properties officeooo:rsid="0016f159" officeooo:paragraph-rsid="004a4b7c"/>
    </style:style>
    <style:style style:name="P21" style:family="paragraph" style:parent-style-name="Table_20_Contents" style:list-style-name="L38">
      <style:text-properties officeooo:rsid="0016f159" officeooo:paragraph-rsid="004a4b7c"/>
    </style:style>
    <style:style style:name="P22" style:family="paragraph" style:parent-style-name="Table_20_Contents" style:list-style-name="L42">
      <style:text-properties officeooo:rsid="0016f159" officeooo:paragraph-rsid="004a4b7c"/>
    </style:style>
    <style:style style:name="P23" style:family="paragraph" style:parent-style-name="Table_20_Contents" style:list-style-name="L46">
      <style:text-properties officeooo:rsid="0016f159" officeooo:paragraph-rsid="004a4b7c"/>
    </style:style>
    <style:style style:name="P24" style:family="paragraph" style:parent-style-name="Table_20_Contents" style:list-style-name="L50">
      <style:text-properties officeooo:rsid="0016f159" officeooo:paragraph-rsid="004a4b7c"/>
    </style:style>
    <style:style style:name="P25" style:family="paragraph" style:parent-style-name="Table_20_Contents">
      <style:text-properties officeooo:rsid="001a96f7" officeooo:paragraph-rsid="00339fbf"/>
    </style:style>
    <style:style style:name="P26" style:family="paragraph" style:parent-style-name="Table_20_Contents">
      <style:text-properties officeooo:rsid="001a96f7" officeooo:paragraph-rsid="004a4b7c"/>
    </style:style>
    <style:style style:name="P27" style:family="paragraph" style:parent-style-name="Table_20_Contents">
      <style:text-properties officeooo:rsid="001ae8a6" officeooo:paragraph-rsid="00339fbf"/>
    </style:style>
    <style:style style:name="P28" style:family="paragraph" style:parent-style-name="Table_20_Contents">
      <style:text-properties officeooo:rsid="001ae8a6" officeooo:paragraph-rsid="004a4b7c"/>
    </style:style>
    <style:style style:name="P29" style:family="paragraph" style:parent-style-name="Table_20_Contents">
      <style:text-properties officeooo:rsid="001c6e86" officeooo:paragraph-rsid="00339fbf"/>
    </style:style>
    <style:style style:name="P30" style:family="paragraph" style:parent-style-name="Table_20_Contents">
      <style:text-properties officeooo:rsid="001cf90c" officeooo:paragraph-rsid="00339fbf"/>
    </style:style>
    <style:style style:name="P31" style:family="paragraph" style:parent-style-name="Table_20_Contents">
      <style:text-properties officeooo:rsid="001cf90c" officeooo:paragraph-rsid="004a4b7c"/>
    </style:style>
    <style:style style:name="P32" style:family="paragraph" style:parent-style-name="Table_20_Contents">
      <style:text-properties officeooo:rsid="001dc753" officeooo:paragraph-rsid="00339fbf"/>
    </style:style>
    <style:style style:name="P33" style:family="paragraph" style:parent-style-name="Table_20_Contents">
      <style:text-properties officeooo:rsid="001f15aa" officeooo:paragraph-rsid="00339fbf"/>
    </style:style>
    <style:style style:name="P34" style:family="paragraph" style:parent-style-name="Table_20_Contents">
      <style:text-properties officeooo:rsid="001f15aa" officeooo:paragraph-rsid="004a4b7c"/>
    </style:style>
    <style:style style:name="P35" style:family="paragraph" style:parent-style-name="Table_20_Contents" style:list-style-name="L9">
      <style:text-properties officeooo:rsid="00200e4e" officeooo:paragraph-rsid="0037edd2"/>
    </style:style>
    <style:style style:name="P36" style:family="paragraph" style:parent-style-name="Table_20_Contents" style:list-style-name="L14">
      <style:text-properties officeooo:rsid="00200e4e" officeooo:paragraph-rsid="00339fbf"/>
    </style:style>
    <style:style style:name="P37" style:family="paragraph" style:parent-style-name="Table_20_Contents" style:list-style-name="L23">
      <style:text-properties officeooo:rsid="00200e4e" officeooo:paragraph-rsid="004a4b7c"/>
    </style:style>
    <style:style style:name="P38" style:family="paragraph" style:parent-style-name="Table_20_Contents" style:list-style-name="L27">
      <style:text-properties officeooo:rsid="00200e4e" officeooo:paragraph-rsid="004a4b7c"/>
    </style:style>
    <style:style style:name="P39" style:family="paragraph" style:parent-style-name="Table_20_Contents" style:list-style-name="L31">
      <style:text-properties officeooo:rsid="00200e4e" officeooo:paragraph-rsid="004a4b7c"/>
    </style:style>
    <style:style style:name="P40" style:family="paragraph" style:parent-style-name="Table_20_Contents" style:list-style-name="L35">
      <style:text-properties officeooo:rsid="00200e4e" officeooo:paragraph-rsid="004a4b7c"/>
    </style:style>
    <style:style style:name="P41" style:family="paragraph" style:parent-style-name="Table_20_Contents" style:list-style-name="L39">
      <style:text-properties officeooo:rsid="00200e4e" officeooo:paragraph-rsid="004a4b7c"/>
    </style:style>
    <style:style style:name="P42" style:family="paragraph" style:parent-style-name="Table_20_Contents" style:list-style-name="L43">
      <style:text-properties officeooo:rsid="00200e4e" officeooo:paragraph-rsid="004a4b7c"/>
    </style:style>
    <style:style style:name="P43" style:family="paragraph" style:parent-style-name="Table_20_Contents" style:list-style-name="L47">
      <style:text-properties officeooo:rsid="00200e4e" officeooo:paragraph-rsid="004a4b7c"/>
    </style:style>
    <style:style style:name="P44" style:family="paragraph" style:parent-style-name="Table_20_Contents" style:list-style-name="L51">
      <style:text-properties officeooo:rsid="00200e4e" officeooo:paragraph-rsid="004a4b7c"/>
    </style:style>
    <style:style style:name="P45" style:family="paragraph" style:parent-style-name="Table_20_Contents">
      <style:text-properties officeooo:rsid="002122ce" officeooo:paragraph-rsid="00339fbf"/>
    </style:style>
    <style:style style:name="P46" style:family="paragraph" style:parent-style-name="Table_20_Contents">
      <style:text-properties officeooo:rsid="002122ce" officeooo:paragraph-rsid="004a4b7c"/>
    </style:style>
    <style:style style:name="P47" style:family="paragraph" style:parent-style-name="Table_20_Contents" style:list-style-name="L10">
      <style:text-properties officeooo:rsid="002122ce" officeooo:paragraph-rsid="00339fbf" fo:background-color="transparent"/>
    </style:style>
    <style:style style:name="P48" style:family="paragraph" style:parent-style-name="Table_20_Contents" style:list-style-name="L15">
      <style:text-properties officeooo:rsid="003f6eb4" officeooo:paragraph-rsid="003f6eb4" fo:background-color="transparent"/>
    </style:style>
    <style:style style:name="P49" style:family="paragraph" style:parent-style-name="Table_20_Contents" style:list-style-name="L24">
      <style:text-properties officeooo:rsid="003f6eb4" officeooo:paragraph-rsid="004a4b7c" fo:background-color="transparent"/>
    </style:style>
    <style:style style:name="P50" style:family="paragraph" style:parent-style-name="Table_20_Contents" style:list-style-name="L28">
      <style:text-properties officeooo:rsid="003f6eb4" officeooo:paragraph-rsid="004a4b7c" fo:background-color="transparent"/>
    </style:style>
    <style:style style:name="P51" style:family="paragraph" style:parent-style-name="Table_20_Contents" style:list-style-name="L32">
      <style:text-properties officeooo:rsid="003f6eb4" officeooo:paragraph-rsid="004a4b7c" fo:background-color="transparent"/>
    </style:style>
    <style:style style:name="P52" style:family="paragraph" style:parent-style-name="Table_20_Contents" style:list-style-name="L36">
      <style:text-properties officeooo:rsid="003f6eb4" officeooo:paragraph-rsid="004a4b7c" fo:background-color="transparent"/>
    </style:style>
    <style:style style:name="P53" style:family="paragraph" style:parent-style-name="Table_20_Contents" style:list-style-name="L40">
      <style:text-properties officeooo:rsid="003f6eb4" officeooo:paragraph-rsid="004a4b7c" fo:background-color="transparent"/>
    </style:style>
    <style:style style:name="P54" style:family="paragraph" style:parent-style-name="Table_20_Contents" style:list-style-name="L44">
      <style:text-properties officeooo:rsid="003f6eb4" officeooo:paragraph-rsid="004a4b7c" fo:background-color="transparent"/>
    </style:style>
    <style:style style:name="P55" style:family="paragraph" style:parent-style-name="Table_20_Contents" style:list-style-name="L48">
      <style:text-properties officeooo:rsid="003f6eb4" officeooo:paragraph-rsid="004a4b7c" fo:background-color="transparent"/>
    </style:style>
    <style:style style:name="P56" style:family="paragraph" style:parent-style-name="Table_20_Contents" style:list-style-name="L52">
      <style:text-properties officeooo:rsid="003f6eb4" officeooo:paragraph-rsid="004a4b7c" fo:background-color="transparent"/>
    </style:style>
    <style:style style:name="P57" style:family="paragraph" style:parent-style-name="Table_20_Contents" style:list-style-name="L15">
      <style:text-properties officeooo:paragraph-rsid="00339fbf" fo:background-color="transparent"/>
    </style:style>
    <style:style style:name="P58" style:family="paragraph" style:parent-style-name="Table_20_Contents" style:list-style-name="L24">
      <style:text-properties officeooo:paragraph-rsid="004a4b7c" fo:background-color="transparent"/>
    </style:style>
    <style:style style:name="P59" style:family="paragraph" style:parent-style-name="Table_20_Contents" style:list-style-name="L28">
      <style:text-properties officeooo:paragraph-rsid="004a4b7c" fo:background-color="transparent"/>
    </style:style>
    <style:style style:name="P60" style:family="paragraph" style:parent-style-name="Table_20_Contents" style:list-style-name="L32">
      <style:text-properties officeooo:paragraph-rsid="004a4b7c" fo:background-color="transparent"/>
    </style:style>
    <style:style style:name="P61" style:family="paragraph" style:parent-style-name="Table_20_Contents" style:list-style-name="L36">
      <style:text-properties officeooo:paragraph-rsid="004a4b7c" fo:background-color="transparent"/>
    </style:style>
    <style:style style:name="P62" style:family="paragraph" style:parent-style-name="Table_20_Contents" style:list-style-name="L40">
      <style:text-properties officeooo:paragraph-rsid="004a4b7c" fo:background-color="transparent"/>
    </style:style>
    <style:style style:name="P63" style:family="paragraph" style:parent-style-name="Table_20_Contents" style:list-style-name="L44">
      <style:text-properties officeooo:paragraph-rsid="004a4b7c" fo:background-color="transparent"/>
    </style:style>
    <style:style style:name="P64" style:family="paragraph" style:parent-style-name="Table_20_Contents" style:list-style-name="L48">
      <style:text-properties officeooo:paragraph-rsid="004a4b7c" fo:background-color="transparent"/>
    </style:style>
    <style:style style:name="P65" style:family="paragraph" style:parent-style-name="Table_20_Contents" style:list-style-name="L52">
      <style:text-properties officeooo:paragraph-rsid="004a4b7c" fo:background-color="transparent"/>
    </style:style>
    <style:style style:name="P66" style:family="paragraph" style:parent-style-name="Table_20_Contents" style:list-style-name="L15">
      <style:text-properties officeooo:rsid="0043075e" officeooo:paragraph-rsid="0043075e" fo:background-color="transparent"/>
    </style:style>
    <style:style style:name="P67" style:family="paragraph" style:parent-style-name="Table_20_Contents" style:list-style-name="L24">
      <style:text-properties officeooo:rsid="0043075e" officeooo:paragraph-rsid="004a4b7c" fo:background-color="transparent"/>
    </style:style>
    <style:style style:name="P68" style:family="paragraph" style:parent-style-name="Table_20_Contents" style:list-style-name="L28">
      <style:text-properties officeooo:rsid="0043075e" officeooo:paragraph-rsid="004a4b7c" fo:background-color="transparent"/>
    </style:style>
    <style:style style:name="P69" style:family="paragraph" style:parent-style-name="Table_20_Contents" style:list-style-name="L32">
      <style:text-properties officeooo:rsid="0043075e" officeooo:paragraph-rsid="004a4b7c" fo:background-color="transparent"/>
    </style:style>
    <style:style style:name="P70" style:family="paragraph" style:parent-style-name="Table_20_Contents" style:list-style-name="L36">
      <style:text-properties officeooo:rsid="0043075e" officeooo:paragraph-rsid="004a4b7c" fo:background-color="transparent"/>
    </style:style>
    <style:style style:name="P71" style:family="paragraph" style:parent-style-name="Table_20_Contents" style:list-style-name="L40">
      <style:text-properties officeooo:rsid="0043075e" officeooo:paragraph-rsid="004a4b7c" fo:background-color="transparent"/>
    </style:style>
    <style:style style:name="P72" style:family="paragraph" style:parent-style-name="Table_20_Contents" style:list-style-name="L44">
      <style:text-properties officeooo:rsid="0043075e" officeooo:paragraph-rsid="004a4b7c" fo:background-color="transparent"/>
    </style:style>
    <style:style style:name="P73" style:family="paragraph" style:parent-style-name="Table_20_Contents" style:list-style-name="L48">
      <style:text-properties officeooo:rsid="0043075e" officeooo:paragraph-rsid="004a4b7c" fo:background-color="transparent"/>
    </style:style>
    <style:style style:name="P74" style:family="paragraph" style:parent-style-name="Table_20_Contents" style:list-style-name="L52">
      <style:text-properties officeooo:rsid="0043075e" officeooo:paragraph-rsid="004a4b7c" fo:background-color="transparent"/>
    </style:style>
    <style:style style:name="P75" style:family="paragraph" style:parent-style-name="Table_20_Contents">
      <style:text-properties officeooo:rsid="0021bcf6" officeooo:paragraph-rsid="00339fbf"/>
    </style:style>
    <style:style style:name="P76" style:family="paragraph" style:parent-style-name="Table_20_Contents">
      <style:text-properties officeooo:rsid="0021bcf6" officeooo:paragraph-rsid="004a4b7c"/>
    </style:style>
    <style:style style:name="P77" style:family="paragraph" style:parent-style-name="Table_20_Contents">
      <style:text-properties officeooo:rsid="0024db32" officeooo:paragraph-rsid="00339fbf"/>
    </style:style>
    <style:style style:name="P78" style:family="paragraph" style:parent-style-name="Table_20_Contents" style:list-style-name="L11">
      <style:text-properties officeooo:rsid="0024db32" officeooo:paragraph-rsid="00339fbf"/>
    </style:style>
    <style:style style:name="P79" style:family="paragraph" style:parent-style-name="Table_20_Contents" style:list-style-name="L16">
      <style:text-properties officeooo:rsid="0024db32" officeooo:paragraph-rsid="00339fbf"/>
    </style:style>
    <style:style style:name="P80" style:family="paragraph" style:parent-style-name="Table_20_Contents" style:list-style-name="L25">
      <style:text-properties officeooo:rsid="0024db32" officeooo:paragraph-rsid="004a4b7c"/>
    </style:style>
    <style:style style:name="P81" style:family="paragraph" style:parent-style-name="Table_20_Contents" style:list-style-name="L29">
      <style:text-properties officeooo:rsid="0024db32" officeooo:paragraph-rsid="004a4b7c"/>
    </style:style>
    <style:style style:name="P82" style:family="paragraph" style:parent-style-name="Table_20_Contents" style:list-style-name="L33">
      <style:text-properties officeooo:rsid="0024db32" officeooo:paragraph-rsid="004a4b7c"/>
    </style:style>
    <style:style style:name="P83" style:family="paragraph" style:parent-style-name="Table_20_Contents" style:list-style-name="L37">
      <style:text-properties officeooo:rsid="0024db32" officeooo:paragraph-rsid="004a4b7c"/>
    </style:style>
    <style:style style:name="P84" style:family="paragraph" style:parent-style-name="Table_20_Contents" style:list-style-name="L41">
      <style:text-properties officeooo:rsid="0024db32" officeooo:paragraph-rsid="004a4b7c"/>
    </style:style>
    <style:style style:name="P85" style:family="paragraph" style:parent-style-name="Table_20_Contents" style:list-style-name="L45">
      <style:text-properties officeooo:rsid="0024db32" officeooo:paragraph-rsid="004a4b7c"/>
    </style:style>
    <style:style style:name="P86" style:family="paragraph" style:parent-style-name="Table_20_Contents" style:list-style-name="L49">
      <style:text-properties officeooo:rsid="0024db32" officeooo:paragraph-rsid="004a4b7c"/>
    </style:style>
    <style:style style:name="P87" style:family="paragraph" style:parent-style-name="Table_20_Contents" style:list-style-name="L53">
      <style:text-properties officeooo:rsid="0024db32" officeooo:paragraph-rsid="004a4b7c"/>
    </style:style>
    <style:style style:name="P88" style:family="paragraph" style:parent-style-name="Table_20_Contents">
      <style:text-properties officeooo:rsid="0027e9dc" officeooo:paragraph-rsid="00339fbf"/>
    </style:style>
    <style:style style:name="P89" style:family="paragraph" style:parent-style-name="Table_20_Contents">
      <style:text-properties officeooo:rsid="0027e9dc" officeooo:paragraph-rsid="004a4b7c"/>
    </style:style>
    <style:style style:name="P90" style:family="paragraph" style:parent-style-name="Table_20_Contents">
      <style:text-properties officeooo:rsid="00282b4e" officeooo:paragraph-rsid="00339fbf"/>
    </style:style>
    <style:style style:name="P91" style:family="paragraph" style:parent-style-name="Table_20_Contents">
      <style:text-properties officeooo:rsid="00289a34" officeooo:paragraph-rsid="00339fbf"/>
    </style:style>
    <style:style style:name="P92" style:family="paragraph" style:parent-style-name="Table_20_Contents">
      <style:text-properties officeooo:rsid="00289a34" officeooo:paragraph-rsid="004a4b7c"/>
    </style:style>
    <style:style style:name="P93" style:family="paragraph" style:parent-style-name="Table_20_Contents">
      <style:text-properties officeooo:rsid="00293f36" officeooo:paragraph-rsid="00339fbf"/>
    </style:style>
    <style:style style:name="P94" style:family="paragraph" style:parent-style-name="Table_20_Contents">
      <style:text-properties officeooo:rsid="00293f36" officeooo:paragraph-rsid="004a4b7c"/>
    </style:style>
    <style:style style:name="P95" style:family="paragraph" style:parent-style-name="Table_20_Contents">
      <style:text-properties officeooo:rsid="002a989b" officeooo:paragraph-rsid="00339fbf"/>
    </style:style>
    <style:style style:name="P96" style:family="paragraph" style:parent-style-name="Table_20_Contents">
      <style:text-properties officeooo:rsid="002c9e71" officeooo:paragraph-rsid="00339fbf"/>
    </style:style>
    <style:style style:name="P97" style:family="paragraph" style:parent-style-name="Table_20_Contents">
      <style:text-properties officeooo:rsid="002e4400" officeooo:paragraph-rsid="00339fbf"/>
    </style:style>
    <style:style style:name="P98" style:family="paragraph" style:parent-style-name="Table_20_Contents">
      <style:text-properties officeooo:rsid="002f3ebb" officeooo:paragraph-rsid="00339fbf"/>
    </style:style>
    <style:style style:name="P99" style:family="paragraph" style:parent-style-name="Table_20_Contents" style:list-style-name="L12">
      <style:text-properties officeooo:rsid="002f3ebb" officeooo:paragraph-rsid="00339fbf"/>
    </style:style>
    <style:style style:name="P100" style:family="paragraph" style:parent-style-name="Table_20_Contents">
      <style:text-properties officeooo:rsid="002f3ebb" officeooo:paragraph-rsid="004a4b7c"/>
    </style:style>
    <style:style style:name="P101" style:family="paragraph" style:parent-style-name="Table_20_Contents" style:list-style-name="L12">
      <style:text-properties officeooo:rsid="003008d9" officeooo:paragraph-rsid="00339fbf"/>
    </style:style>
    <style:style style:name="P102" style:family="paragraph" style:parent-style-name="Table_20_Contents" style:list-style-name="L10">
      <style:text-properties officeooo:paragraph-rsid="00339fbf"/>
    </style:style>
    <style:style style:name="P103" style:family="paragraph" style:parent-style-name="Table_20_Contents">
      <style:text-properties officeooo:rsid="00343ddb" officeooo:paragraph-rsid="00343ddb"/>
    </style:style>
    <style:style style:name="P104" style:family="paragraph" style:parent-style-name="Table_20_Contents">
      <style:text-properties officeooo:rsid="00343ddb" officeooo:paragraph-rsid="004a4b7c"/>
    </style:style>
    <style:style style:name="P105" style:family="paragraph" style:parent-style-name="Table_20_Contents" style:list-style-name="L1">
      <loext:graphic-properties draw:fill="none" draw:fill-color="#ffffff" draw:opacity="100%"/>
      <style:paragraph-properties fo:background-color="transparent"/>
      <style:text-properties style:use-window-font-color="true" officeooo:rsid="00168365" officeooo:paragraph-rsid="00339fbf" fo:background-color="transparent"/>
    </style:style>
    <style:style style:name="P106" style:family="paragraph" style:parent-style-name="Table_20_Contents" style:list-style-name="L1">
      <loext:graphic-properties draw:fill="none" draw:fill-color="#ffffff" draw:opacity="100%"/>
      <style:paragraph-properties fo:background-color="transparent"/>
      <style:text-properties style:use-window-font-color="true" officeooo:rsid="00168365" officeooo:paragraph-rsid="004a4b7c" fo:background-color="transparent"/>
    </style:style>
    <style:style style:name="P107" style:family="paragraph" style:parent-style-name="Table_20_Contents">
      <style:text-properties officeooo:rsid="0036fa91" officeooo:paragraph-rsid="0036fa91"/>
    </style:style>
    <style:style style:name="P108" style:family="paragraph" style:parent-style-name="Table_20_Contents">
      <style:text-properties officeooo:rsid="0036fa91" officeooo:paragraph-rsid="004a4b7c"/>
    </style:style>
    <style:style style:name="P109" style:family="paragraph" style:parent-style-name="Table_20_Contents">
      <style:text-properties officeooo:rsid="0037e9a2" officeooo:paragraph-rsid="0037e9a2"/>
    </style:style>
    <style:style style:name="P110" style:family="paragraph" style:parent-style-name="Table_20_Contents">
      <style:text-properties officeooo:rsid="0037e9a2" officeooo:paragraph-rsid="004a4b7c"/>
    </style:style>
    <style:style style:name="P111" style:family="paragraph" style:parent-style-name="Table_20_Contents">
      <style:text-properties officeooo:rsid="003b1624" officeooo:paragraph-rsid="003b1624"/>
    </style:style>
    <style:style style:name="P112" style:family="paragraph" style:parent-style-name="Table_20_Contents">
      <style:paragraph-properties fo:text-align="center" style:justify-single-word="false"/>
      <style:text-properties officeooo:rsid="003b1624" officeooo:paragraph-rsid="003b1624"/>
    </style:style>
    <style:style style:name="P113" style:family="paragraph" style:parent-style-name="Table_20_Contents">
      <style:paragraph-properties fo:text-align="center" style:justify-single-word="false"/>
      <style:text-properties style:text-position="sub 58%" officeooo:rsid="003b1624" officeooo:paragraph-rsid="003b1624"/>
    </style:style>
    <style:style style:name="P114" style:family="paragraph" style:parent-style-name="Table_20_Contents" style:list-style-name="L16">
      <style:text-properties officeooo:rsid="0045c056" officeooo:paragraph-rsid="0045c056"/>
    </style:style>
    <style:style style:name="P115" style:family="paragraph" style:parent-style-name="Table_20_Contents" style:list-style-name="L25">
      <style:text-properties officeooo:rsid="0045c056" officeooo:paragraph-rsid="004a4b7c"/>
    </style:style>
    <style:style style:name="P116" style:family="paragraph" style:parent-style-name="Table_20_Contents" style:list-style-name="L29">
      <style:text-properties officeooo:rsid="0045c056" officeooo:paragraph-rsid="004a4b7c"/>
    </style:style>
    <style:style style:name="P117" style:family="paragraph" style:parent-style-name="Table_20_Contents" style:list-style-name="L33">
      <style:text-properties officeooo:rsid="0045c056" officeooo:paragraph-rsid="004a4b7c"/>
    </style:style>
    <style:style style:name="P118" style:family="paragraph" style:parent-style-name="Table_20_Contents" style:list-style-name="L37">
      <style:text-properties officeooo:rsid="0045c056" officeooo:paragraph-rsid="004a4b7c"/>
    </style:style>
    <style:style style:name="P119" style:family="paragraph" style:parent-style-name="Table_20_Contents" style:list-style-name="L41">
      <style:text-properties officeooo:rsid="0045c056" officeooo:paragraph-rsid="004a4b7c"/>
    </style:style>
    <style:style style:name="P120" style:family="paragraph" style:parent-style-name="Table_20_Contents" style:list-style-name="L45">
      <style:text-properties officeooo:rsid="0045c056" officeooo:paragraph-rsid="004a4b7c"/>
    </style:style>
    <style:style style:name="P121" style:family="paragraph" style:parent-style-name="Table_20_Contents" style:list-style-name="L49">
      <style:text-properties officeooo:rsid="0045c056" officeooo:paragraph-rsid="004a4b7c"/>
    </style:style>
    <style:style style:name="P122" style:family="paragraph" style:parent-style-name="Table_20_Contents" style:list-style-name="L53">
      <style:text-properties officeooo:rsid="0045c056" officeooo:paragraph-rsid="004a4b7c"/>
    </style:style>
    <style:style style:name="P123" style:family="paragraph" style:parent-style-name="Table_20_Contents">
      <style:text-properties officeooo:rsid="0046d8f7" officeooo:paragraph-rsid="0046d8f7"/>
    </style:style>
    <style:style style:name="P124" style:family="paragraph" style:parent-style-name="Table_20_Contents">
      <style:text-properties officeooo:rsid="0046d8f7" officeooo:paragraph-rsid="004a4b7c"/>
    </style:style>
    <style:style style:name="P125" style:family="paragraph" style:parent-style-name="Table_20_Contents">
      <style:text-properties officeooo:rsid="004898e9" officeooo:paragraph-rsid="004898e9"/>
    </style:style>
    <style:style style:name="P126" style:family="paragraph" style:parent-style-name="Table_20_Contents">
      <style:text-properties officeooo:rsid="004898e9" officeooo:paragraph-rsid="004a4b7c"/>
    </style:style>
    <style:style style:name="P127" style:family="paragraph" style:parent-style-name="Table_20_Contents">
      <style:text-properties officeooo:rsid="004fbcab" officeooo:paragraph-rsid="004fbcab"/>
    </style:style>
    <style:style style:name="P128" style:family="paragraph" style:parent-style-name="Table_20_Contents" style:list-style-name="L23">
      <style:text-properties officeooo:rsid="00500125" officeooo:paragraph-rsid="00500125"/>
    </style:style>
    <style:style style:name="P129" style:family="paragraph" style:parent-style-name="Table_20_Contents">
      <style:text-properties officeooo:rsid="00500125" officeooo:paragraph-rsid="00500125"/>
    </style:style>
    <style:style style:name="P130" style:family="paragraph" style:parent-style-name="Table_20_Contents" style:list-style-name="L54">
      <style:text-properties officeooo:rsid="00500125" officeooo:paragraph-rsid="0051246c"/>
    </style:style>
    <style:style style:name="P131" style:family="paragraph" style:parent-style-name="Table_20_Contents">
      <style:text-properties officeooo:rsid="0052da70" officeooo:paragraph-rsid="0052da70"/>
    </style:style>
    <style:style style:name="T1" style:family="text">
      <style:text-properties officeooo:rsid="002122ce" fo:background-color="#ffff00" loext:char-shading-value="0"/>
    </style:style>
    <style:style style:name="T2" style:family="text">
      <style:text-properties officeooo:rsid="002122ce"/>
    </style:style>
    <style:style style:name="T3" style:family="text">
      <style:text-properties officeooo:rsid="0024db32"/>
    </style:style>
    <style:style style:name="T4" style:family="text">
      <style:text-properties officeooo:rsid="002566d7"/>
    </style:style>
    <style:style style:name="T5" style:family="text">
      <style:text-properties officeooo:rsid="002a989b"/>
    </style:style>
    <style:style style:name="T6" style:family="text">
      <style:text-properties officeooo:rsid="002be250"/>
    </style:style>
    <style:style style:name="T7" style:family="text">
      <style:text-properties officeooo:rsid="002c9e71"/>
    </style:style>
    <style:style style:name="T8" style:family="text">
      <style:text-properties officeooo:rsid="002ef38c"/>
    </style:style>
    <style:style style:name="T9" style:family="text">
      <style:text-properties officeooo:rsid="003008d9"/>
    </style:style>
    <style:style style:name="T10" style:family="text">
      <style:text-properties officeooo:rsid="00339fbf"/>
    </style:style>
    <style:style style:name="T11" style:family="text">
      <style:text-properties officeooo:rsid="00355efa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37edd2" fo:background-color="transparent" loext:char-shading-value="0"/>
    </style:style>
    <style:style style:name="T14" style:family="text">
      <style:text-properties officeooo:rsid="00339fbf" fo:background-color="transparent" loext:char-shading-value="0"/>
    </style:style>
    <style:style style:name="T15" style:family="text">
      <style:text-properties officeooo:rsid="0049e505" fo:background-color="transparent" loext:char-shading-value="0"/>
    </style:style>
    <style:style style:name="T16" style:family="text">
      <style:text-properties officeooo:rsid="003abd65" fo:background-color="transparent" loext:char-shading-value="0"/>
    </style:style>
    <style:style style:name="T17" style:family="text">
      <style:text-properties officeooo:rsid="004fbcab" fo:background-color="transparent" loext:char-shading-value="0"/>
    </style:style>
    <style:style style:name="T18" style:family="text">
      <style:text-properties officeooo:rsid="00500125" fo:background-color="transparent" loext:char-shading-value="0"/>
    </style:style>
    <style:style style:name="T19" style:family="text">
      <style:text-properties officeooo:rsid="00410b2f"/>
    </style:style>
    <style:style style:name="T20" style:family="text">
      <style:text-properties officeooo:rsid="0045c056"/>
    </style:style>
    <style:style style:name="T21" style:family="text">
      <style:text-properties officeooo:rsid="004608f7"/>
    </style:style>
    <style:style style:name="T22" style:family="text">
      <style:text-properties officeooo:rsid="004d3c4d"/>
    </style:style>
    <style:style style:name="T23" style:family="text">
      <style:text-properties officeooo:rsid="004ec119"/>
    </style:style>
    <style:style style:name="T24" style:family="text">
      <style:text-properties officeooo:rsid="004fa60b"/>
    </style:style>
    <style:style style:name="T25" style:family="text">
      <style:text-properties officeooo:rsid="0052da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7_2014220495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7">UC001 – Efetuar login</text:p>
          </table:table-cell>
          <table:covered-table-cell/>
        </table:table-row>
        <table:table-row>
          <table:table-cell table:style-name="Tabela1.A2" office:value-type="string">
            <text:p text:style-name="P7">Objetivo:</text:p>
          </table:table-cell>
          <table:table-cell table:style-name="Tabela1.B2" office:value-type="string">
            <text:p text:style-name="P7">Acessar o sistema</text:p>
          </table:table-cell>
        </table:table-row>
        <table:table-row>
          <table:table-cell table:style-name="Tabela1.A2" office:value-type="string">
            <text:p text:style-name="P10">Requisitos:</text:p>
          </table:table-cell>
          <table:table-cell table:style-name="Tabela1.B2" office:value-type="string">
            <text:list xml:id="list7425418144492477048" text:style-name="L1">
              <text:list-item>
                <text:p text:style-name="P9">RF001 – Permitir login e <text:span text:style-name="T4">a saída</text:span> de qualquer usuário <text:span text:style-name="T4">do sistema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12">Atores:</text:p>
          </table:table-cell>
          <table:table-cell table:style-name="Tabela1.B2" office:value-type="string">
            <text:list xml:id="list564062347555020104" text:style-name="L8">
              <text:list-item>
                <text:p text:style-name="P13">Candidato.</text:p>
              </text:list-item>
              <text:list-item>
                <text:p text:style-name="P13">Recrutador.</text:p>
              </text:list-item>
            </text:list>
          </table:table-cell>
        </table:table-row>
        <table:table-row>
          <table:table-cell table:style-name="Tabela1.A2" office:value-type="string">
            <text:p text:style-name="P25">Prioridade:</text:p>
          </table:table-cell>
          <table:table-cell table:style-name="Tabela1.B2" office:value-type="string">
            <text:p text:style-name="P25">Alta</text:p>
          </table:table-cell>
        </table:table-row>
        <table:table-row>
          <table:table-cell table:style-name="Tabela1.A2" office:value-type="string">
            <text:p text:style-name="P27">Pré-condições:</text:p>
          </table:table-cell>
          <table:table-cell table:style-name="Tabela1.B2" office:value-type="string">
            <text:p text:style-name="P29">Possuir login e senha previamente cadastrados.</text:p>
          </table:table-cell>
        </table:table-row>
        <table:table-row>
          <table:table-cell table:style-name="Tabela1.A2" office:value-type="string">
            <text:p text:style-name="P30">Frequência de uso:</text:p>
          </table:table-cell>
          <table:table-cell table:style-name="Tabela1.B2" office:value-type="string">
            <text:p text:style-name="P32">Baixa</text:p>
          </table:table-cell>
        </table:table-row>
        <table:table-row>
          <table:table-cell table:style-name="Tabela1.A2" office:value-type="string">
            <text:p text:style-name="P33">Pós-condições:</text:p>
          </table:table-cell>
          <table:table-cell table:style-name="Tabela1.B2" office:value-type="string">
            <text:list xml:id="list8797217916651879593" text:style-name="L9">
              <text:list-item>
                <text:p text:style-name="P35">Iniciar caso de uso <text:span text:style-name="T12">UC</text:span><text:span text:style-name="T13">002</text:span><text:span text:style-name="T12"> </text:span><text:span text:style-name="T14">Listar vagas em aberto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45">Campos</text:p>
          </table:table-cell>
          <table:table-cell table:style-name="Tabela1.B2" office:value-type="string">
            <text:list xml:id="list1355619673831766914" text:style-name="L10">
              <text:list-item>
                <text:p text:style-name="P102"><text:span text:style-name="T1">Id</text:span></text:p>
              </text:list-item>
              <text:list-item>
                <text:p text:style-name="P47">Senha</text:p>
              </text:list-item>
            </text:list>
          </table:table-cell>
        </table:table-row>
        <table:table-row>
          <table:table-cell table:style-name="Tabela1.A2" office:value-type="string">
            <text:p text:style-name="P75">Fluxo principal:</text:p>
          </table:table-cell>
          <table:table-cell table:style-name="Tabela1.B2" office:value-type="string">
            <text:list xml:id="list3395962742650089973" text:style-name="L11">
              <text:list-item>
                <text:p text:style-name="P78">O usuário acessa a página de login.</text:p>
              </text:list-item>
              <text:list-item>
                <text:p text:style-name="P78">O usuário informa o ID e a SENHA, e clica em logar</text:p>
              </text:list-item>
              <text:list-item>
                <text:p text:style-name="P78">O sistema exibe <text:span text:style-name="T7">login efetuado com sucesso.</text:span></text:p>
              </text:list-item>
              <text:list-item>
                <text:p text:style-name="P78">O usuário acessa a página.</text:p>
              </text:list-item>
              <text:list-item>
                <text:p text:style-name="P78">O usuário clica em sair.</text:p>
              </text:list-item>
            </text:list>
          </table:table-cell>
        </table:table-row>
        <table:table-row>
          <table:table-cell table:style-name="Tabela1.A2" office:value-type="string">
            <text:p text:style-name="P91">Fluxo alternativo:</text:p>
          </table:table-cell>
          <table:table-cell table:style-name="Tabela1.B2" office:value-type="string">
            <text:p text:style-name="P88">A1<text:span text:style-name="T5">- Logoff automático.</text:span></text:p>
            <text:p text:style-name="P77"><text:span text:style-name="T8">a) </text:span>O usuário acessa a página de login.</text:p>
            <text:p text:style-name="P77"><text:span text:style-name="T8">b) </text:span>O usuário informa o ID e a SENHA, e clica em logar</text:p>
            <text:p text:style-name="P77"><text:span text:style-name="T8">c) </text:span>O sistema exibe <text:span text:style-name="T7">login efetuado com sucesso.</text:span></text:p>
            <text:p text:style-name="P77"><text:span text:style-name="T8">d) </text:span>O usuário acessa a página.</text:p>
            <text:p text:style-name="P90"><text:span text:style-name="T8">e</text:span>) <text:s/>Após usuário ficar inativo por 10 minutos, o sistema irá fazer o logoff automaticamente.</text:p>
          </table:table-cell>
        </table:table-row>
        <table:table-row>
          <table:table-cell table:style-name="Tabela1.A2" office:value-type="string">
            <text:p text:style-name="P93">Fluxo de exceção:</text:p>
          </table:table-cell>
          <table:table-cell table:style-name="Tabela1.B2" office:value-type="string">
            <text:p text:style-name="P95">E1 – <text:span text:style-name="T6">Id ou senha incorretos.</text:span></text:p>
            <text:p text:style-name="P95"><text:span text:style-name="T6">a)</text:span> <text:s/><text:span text:style-name="T3">O usuário acessa a página de login.</text:span></text:p>
            <text:p text:style-name="P96">b) <text:span text:style-name="T3">O usuário informa o ID e a SENHA, e clica em logar</text:span></text:p>
            <text:p text:style-name="P96">c) <text:span text:style-name="T3">O sistema exibe “Id ou senha Incorretos”</text:span></text:p>
            <text:p text:style-name="P97">d) Os campos de Login e Senha serão limpos.</text:p>
            <text:p text:style-name="P97">e) Volta para o passo a) fluxo principal.</text:p>
          </table:table-cell>
        </table:table-row>
        <table:table-row>
          <table:table-cell table:style-name="Tabela1.A2" office:value-type="string">
            <text:p text:style-name="P98">Validações:</text:p>
          </table:table-cell>
          <table:table-cell table:style-name="Tabela1.B2" office:value-type="string">
            <text:list xml:id="list4533570687835918886" text:style-name="L12">
              <text:list-item>
                <text:p text:style-name="P99">O campo ID é obrigatório <text:span text:style-name="T9">o </text:span>preenchimento.</text:p>
              </text:list-item>
              <text:list-item>
                <text:p text:style-name="P99">O campo SENHA é obrigatório <text:span text:style-name="T9">o </text:span>preenchimento.</text:p>
              </text:list-item>
              <text:list-item>
                <text:p text:style-name="P101">O ID informado deve ser válido.</text:p>
              </text:list-item>
              <text:list-item>
                <text:p text:style-name="P101">A SENHA informada deve estar correta com o banco de dados.</text:p>
              </text:list-item>
            </text:list>
          </table:table-cell>
        </table:table-row>
      </table:table>
      <text:p text:style-name="P1"><text:bookmark-end text:name="__DdeLink__7_2014220495"/></text:p>
      <text:p text:style-name="P1"/>
      <text:p text:style-name="P1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112">Login</text:p>
          </table:table-cell>
          <table:table-cell table:style-name="Tabela4.B1" office:value-type="string">
            <text:p text:style-name="P113">ID</text:p>
          </table:table-cell>
        </table:table-row>
        <table:table-row>
          <table:table-cell table:style-name="Tabela4.A2" office:value-type="string">
            <text:p text:style-name="P112">Senha</text:p>
          </table:table-cell>
          <table:table-cell table:style-name="Tabela4.B2" office:value-type="string">
            <text:p text:style-name="P113">Senha</text:p>
          </table:table-cell>
        </table:table-row>
        <table:table-row>
          <table:table-cell table:style-name="Tabela4.B2" table:number-columns-spanned="2" office:value-type="string">
            <text:p text:style-name="P112">Logar</text:p>
          </table:table-cell>
          <table:covered-table-cell/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table:number-columns-spanned="2" office:value-type="string">
            <text:p text:style-name="P7">UC00<text:span text:style-name="T10">2</text:span> – <text:span text:style-name="T10">Listar vagas em aberto</text:span></text:p>
          </table:table-cell>
          <table:covered-table-cell/>
        </table:table-row>
        <table:table-row>
          <table:table-cell table:style-name="Tabela2.A2" office:value-type="string">
            <text:p text:style-name="P7">Objetivo:</text:p>
          </table:table-cell>
          <table:table-cell table:style-name="Tabela2.B2" office:value-type="string">
            <text:p text:style-name="P103">Mostrar para o usuário todas as vagas em aberto.</text:p>
          </table:table-cell>
        </table:table-row>
        <table:table-row>
          <table:table-cell table:style-name="Tabela2.A2" office:value-type="string">
            <text:p text:style-name="P10">Requisitos:</text:p>
          </table:table-cell>
          <table:table-cell table:style-name="Tabela2.B2" office:value-type="string">
            <text:list xml:id="list215108976705157" text:continue-list="list7425418144492477048" text:style-name="L1">
              <text:list-item>
                <text:p text:style-name="P105">RF00<text:span text:style-name="T11">4</text:span> – <text:s/><text:span text:style-name="T11">Listar vagas em aberto.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12">Atores:</text:p>
          </table:table-cell>
          <table:table-cell table:style-name="Tabela2.B2" office:value-type="string">
            <text:list xml:id="list5979458527732892496" text:style-name="L13">
              <text:list-item>
                <text:p text:style-name="P14">Candidato.</text:p>
              </text:list-item>
              <text:list-item>
                <text:p text:style-name="P14">Recrutador.</text:p>
              </text:list-item>
            </text:list>
          </table:table-cell>
        </table:table-row>
        <table:table-row>
          <table:table-cell table:style-name="Tabela2.A2" office:value-type="string">
            <text:p text:style-name="P25">Prioridade:</text:p>
          </table:table-cell>
          <table:table-cell table:style-name="Tabela2.B2" office:value-type="string">
            <text:p text:style-name="P25">Alta</text:p>
          </table:table-cell>
        </table:table-row>
        <table:table-row>
          <table:table-cell table:style-name="Tabela2.A2" office:value-type="string">
            <text:p text:style-name="P27">Pré-condições:</text:p>
          </table:table-cell>
          <table:table-cell table:style-name="Tabela2.B2" office:value-type="string">
            <text:p text:style-name="P107">Estar logado no sistema, em um dos seguintes perfis:</text:p>
            <text:list xml:id="list215107831703634" text:continue-numbering="true" text:style-name="L13">
              <text:list-item>
                <text:p text:style-name="P15">Candidato.</text:p>
              </text:list-item>
              <text:list-item>
                <text:p text:style-name="P15">Recrutador.</text:p>
              </text:list-item>
            </text:list>
          </table:table-cell>
        </table:table-row>
        <table:table-row>
          <table:table-cell table:style-name="Tabela2.A2" office:value-type="string">
            <text:p text:style-name="P30">Frequência de uso:</text:p>
          </table:table-cell>
          <table:table-cell table:style-name="Tabela2.B2" office:value-type="string">
            <text:p text:style-name="P109">Alta</text:p>
          </table:table-cell>
        </table:table-row>
        <table:table-row>
          <table:table-cell table:style-name="Tabela2.A2" office:value-type="string">
            <text:p text:style-name="P33">Pós-condições:</text:p>
          </table:table-cell>
          <table:table-cell table:style-name="Tabela2.B2" office:value-type="string">
            <text:list xml:id="list964659478782203112" text:style-name="L14">
              <text:list-item>
                <text:p text:style-name="P36">Iniciar caso de uso <text:span text:style-name="T12">UC</text:span><text:span text:style-name="T15">003</text:span><text:span text:style-name="T12"> </text:span><text:span text:style-name="T16">Visualizar vaga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45">Campos</text:p>
          </table:table-cell>
          <table:table-cell table:style-name="Tabela2.B2" office:value-type="string">
            <text:list xml:id="list2175410732605330873" text:style-name="L15">
              <text:list-item>
                <text:list>
                  <text:list-item>
                    <text:p text:style-name="P57"><text:span text:style-name="T2">Id da vaga</text:span></text:p>
                  </text:list-item>
                  <text:list-item>
                    <text:p text:style-name="P48">Descrição da vaga</text:p>
                  </text:list-item>
                  <text:list-item>
                    <text:p text:style-name="P48">Setor da vaga</text:p>
                  </text:list-item>
                  <text:list-item>
                    <text:p text:style-name="P48">Data <text:span text:style-name="T19">expiração</text:span> vaga</text:p>
                  </text:list-item>
                  <text:list-item>
                    <text:p text:style-name="P48">Status da vaga – se está participando</text:p>
                  </text:list-item>
                  <text:list-item>
                    <text:p text:style-name="P66">Visualizar vaga.</text:p>
                  </text:list-item>
                </text:list>
              </text:list-item>
            </text:list>
          </table:table-cell>
        </table:table-row>
        <table:table-row>
          <table:table-cell table:style-name="Tabela2.A2" office:value-type="string">
            <text:p text:style-name="P75">Fluxo principal:</text:p>
          </table:table-cell>
          <table:table-cell table:style-name="Tabela2.B2" office:value-type="string">
            <text:list xml:id="list3071248435389977750" text:style-name="L16">
              <text:list-item>
                <text:p text:style-name="P79">O usuário <text:span text:style-name="T20">é encaminhado do caso de uso UC001.</text:span></text:p>
              </text:list-item>
              <text:list-item>
                <text:p text:style-name="P114">Sistema lista as vagas em aberto.</text:p>
              </text:list-item>
              <text:list-item>
                <text:p text:style-name="P114">O usuário seleciona a vaga escolhida clicando em visualizar.</text:p>
              </text:list-item>
              <text:list-item>
                <text:p text:style-name="P114">Encaminhado para o caso de uso UC003.</text:p>
              </text:list-item>
            </text:list>
          </table:table-cell>
        </table:table-row>
        <table:table-row>
          <table:table-cell table:style-name="Tabela2.A2" office:value-type="string">
            <text:p text:style-name="P91">Fluxo alternativo:</text:p>
          </table:table-cell>
          <table:table-cell table:style-name="Tabela2.B2" office:value-type="string">
            <text:p text:style-name="P88">A1 –<text:span text:style-name="T21"> Usuário efetua o logoff</text:span></text:p>
          </table:table-cell>
        </table:table-row>
        <table:table-row>
          <table:table-cell table:style-name="Tabela2.A2" office:value-type="string">
            <text:p text:style-name="P93">Fluxo de exceção:</text:p>
          </table:table-cell>
          <table:table-cell table:style-name="Tabela2.B2" office:value-type="string">
            <text:p text:style-name="P123">Não possui.</text:p>
          </table:table-cell>
        </table:table-row>
        <table:table-row>
          <table:table-cell table:style-name="Tabela2.A2" office:value-type="string">
            <text:p text:style-name="P98">Validações:</text:p>
          </table:table-cell>
          <table:table-cell table:style-name="Tabela2.B2" office:value-type="string">
            <text:p text:style-name="P125">Não possui.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 table:number-columns-repeated="3"/>
        <table:table-column table:style-name="Tabela3.F"/>
        <table:table-row>
          <table:table-cell table:style-name="Tabela3.A1" office:value-type="string">
            <text:p text:style-name="P111">ID</text:p>
          </table:table-cell>
          <table:table-cell table:style-name="Tabela3.A1" office:value-type="string">
            <text:p text:style-name="P111">Descrição</text:p>
          </table:table-cell>
          <table:table-cell table:style-name="Tabela3.A1" office:value-type="string">
            <text:p text:style-name="P111">Área da vaga</text:p>
          </table:table-cell>
          <table:table-cell table:style-name="Tabela3.A1" office:value-type="string">
            <text:p text:style-name="P111">Data de fim</text:p>
          </table:table-cell>
          <table:table-cell table:style-name="Tabela3.A1" office:value-type="string">
            <text:p text:style-name="P111">Status vaga</text:p>
            <text:p text:style-name="P111">Participando ou não</text:p>
          </table:table-cell>
          <table:table-cell table:style-name="Tabela3.F1" office:value-type="string">
            <text:p text:style-name="P111">Visualizar vaga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8">UC00<text:span text:style-name="T22">3</text:span> – <text:span text:style-name="T22">Visualizar vaga.</text:span></text:p>
          </table:table-cell>
          <table:covered-table-cell/>
        </table:table-row>
        <table:table-row>
          <table:table-cell table:style-name="Tabela5.A2" office:value-type="string">
            <text:p text:style-name="P8">Objetivo:</text:p>
          </table:table-cell>
          <table:table-cell table:style-name="Tabela5.B2" office:value-type="string">
            <text:p text:style-name="P104">Mostra<text:span text:style-name="T23">r ao usuário as informações da vaga selecionada.</text:span></text:p>
          </table:table-cell>
        </table:table-row>
        <table:table-row>
          <table:table-cell table:style-name="Tabela5.A2" office:value-type="string">
            <text:p text:style-name="P11">Requisitos:</text:p>
          </table:table-cell>
          <table:table-cell table:style-name="Tabela5.B2" office:value-type="string">
            <text:list xml:id="list215108054554815" text:continue-list="list215108976705157" text:style-name="L1">
              <text:list-item>
                <text:p text:style-name="P106">RF00<text:span text:style-name="T24">8 – Visualizar vagas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17">Atores:</text:p>
          </table:table-cell>
          <table:table-cell table:style-name="Tabela5.B2" office:value-type="string">
            <text:list xml:id="list4326814040742673744" text:style-name="L22">
              <text:list-item>
                <text:p text:style-name="P16">Candidato.</text:p>
              </text:list-item>
              <text:list-item>
                <text:p text:style-name="P16">Recrutador.</text:p>
              </text:list-item>
            </text:list>
          </table:table-cell>
        </table:table-row>
        <table:table-row>
          <table:table-cell table:style-name="Tabela5.A2" office:value-type="string">
            <text:p text:style-name="P26">Prioridade:</text:p>
          </table:table-cell>
          <table:table-cell table:style-name="Tabela5.B2" office:value-type="string">
            <text:p text:style-name="P26">Alta</text:p>
          </table:table-cell>
        </table:table-row>
        <table:table-row>
          <table:table-cell table:style-name="Tabela5.A2" office:value-type="string">
            <text:p text:style-name="P28">Pré-condições:</text:p>
          </table:table-cell>
          <table:table-cell table:style-name="Tabela5.B2" office:value-type="string">
            <text:p text:style-name="P108">Estar logado no sistema, em um dos seguintes perfis:</text:p>
            <text:list xml:id="list215107065184514" text:continue-numbering="true" text:style-name="L22">
              <text:list-item>
                <text:p text:style-name="P16">Candidato.</text:p>
              </text:list-item>
              <text:list-item>
                <text:p text:style-name="P16">Recrutador.</text:p>
              </text:list-item>
            </text:list>
          </table:table-cell>
        </table:table-row>
        <table:table-row>
          <table:table-cell table:style-name="Tabela5.A2" office:value-type="string">
            <text:p text:style-name="P31">Frequência de uso:</text:p>
          </table:table-cell>
          <table:table-cell table:style-name="Tabela5.B2" office:value-type="string">
            <text:p text:style-name="P110">Alta</text:p>
          </table:table-cell>
        </table:table-row>
        <table:table-row>
          <table:table-cell table:style-name="Tabela5.A2" office:value-type="string">
            <text:p text:style-name="P34">Pós-condições:</text:p>
          </table:table-cell>
          <table:table-cell table:style-name="Tabela5.B2" office:value-type="string">
            <text:p text:style-name="P127">Candidato (ator)</text:p>
            <text:list xml:id="list5306834721133494607" text:style-name="L23">
              <text:list-item>
                <text:p text:style-name="P37">Inicia caso de uso <text:span text:style-name="T12">UC</text:span><text:span text:style-name="T15">00</text:span><text:span text:style-name="T17">4</text:span><text:span text:style-name="T12"> </text:span><text:span text:style-name="T17">Candidatar </text:span><text:span text:style-name="T18">a</text:span><text:span text:style-name="T16"> vaga</text:span></text:p>
              </text:list-item>
              <text:list-item>
                <text:p text:style-name="P128"><text:bookmark-start text:name="__DdeLink__14_2014220495"/><text:span text:style-name="T16">V</text:span><text:span text:style-name="T12">oltar ao caso de uso UC003 Listar vaga.</text:span><text:bookmark-end text:name="__DdeLink__14_2014220495"/></text:p>
              </text:list-item>
            </text:list>
            <text:p text:style-name="P129"><text:span text:style-name="T12">Recrutador (ator)</text:span></text:p>
            <text:list xml:id="list8063572711752601128" text:style-name="L54">
              <text:list-item>
                <text:p text:style-name="P130"><text:span text:style-name="T16">V</text:span><text:span text:style-name="T12">oltar ao caso de uso UC003 Listar vaga.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46">Campos</text:p>
          </table:table-cell>
          <table:table-cell table:style-name="Tabela5.B2" office:value-type="string">
            <text:list xml:id="list7921511892594955574" text:style-name="L24">
              <text:list-item>
                <text:list>
                  <text:list-item>
                    <text:p text:style-name="P58"><text:span text:style-name="T2">Id da vaga</text:span></text:p>
                  </text:list-item>
                  <text:list-item>
                    <text:p text:style-name="P49">Descrição da vaga</text:p>
                  </text:list-item>
                  <text:list-item>
                    <text:p text:style-name="P49">Setor da vaga</text:p>
                  </text:list-item>
                  <text:list-item>
                    <text:p text:style-name="P49">Data <text:span text:style-name="T19">expiração</text:span> vaga</text:p>
                  </text:list-item>
                  <text:list-item>
                    <text:p text:style-name="P49">Status da vaga – se está participando</text:p>
                  </text:list-item>
                  <text:list-item>
                    <text:p text:style-name="P67">Visualizar vaga.</text:p>
                  </text:list-item>
                </text:list>
              </text:list-item>
            </text:list>
          </table:table-cell>
        </table:table-row>
        <table:table-row>
          <table:table-cell table:style-name="Tabela5.A2" office:value-type="string">
            <text:p text:style-name="P76">Fluxo principal:</text:p>
          </table:table-cell>
          <table:table-cell table:style-name="Tabela5.B2" office:value-type="string">
            <text:list xml:id="list117476359753473614" text:style-name="L25">
              <text:list-item>
                <text:p text:style-name="P80">O usuário <text:span text:style-name="T20">é encaminhado do caso de uso UC001.</text:span></text:p>
              </text:list-item>
              <text:list-item>
                <text:p text:style-name="P115">Sistema lista as vagas em aberto.</text:p>
              </text:list-item>
              <text:list-item>
                <text:p text:style-name="P115">O usuário seleciona a vaga escolhida clicando em visualizar.</text:p>
              </text:list-item>
              <text:list-item>
                <text:p text:style-name="P115">Encaminhado para o caso de uso UC003.</text:p>
              </text:list-item>
            </text:list>
          </table:table-cell>
        </table:table-row>
        <table:table-row>
          <table:table-cell table:style-name="Tabela5.A2" office:value-type="string">
            <text:p text:style-name="P92">Fluxo alternativo:</text:p>
          </table:table-cell>
          <table:table-cell table:style-name="Tabela5.B2" office:value-type="string">
            <text:p text:style-name="P89">A1 –<text:span text:style-name="T21"> Usuário efetua o logoff</text:span></text:p>
          </table:table-cell>
        </table:table-row>
        <table:table-row>
          <table:table-cell table:style-name="Tabela5.A2" office:value-type="string">
            <text:p text:style-name="P94">Fluxo de exceção:</text:p>
          </table:table-cell>
          <table:table-cell table:style-name="Tabela5.B2" office:value-type="string">
            <text:p text:style-name="P124">Não possui.</text:p>
          </table:table-cell>
        </table:table-row>
        <table:table-row>
          <table:table-cell table:style-name="Tabela5.A2" office:value-type="string">
            <text:p text:style-name="P100">Validações:</text:p>
          </table:table-cell>
          <table:table-cell table:style-name="Tabela5.B2" office:value-type="string">
            <text:p text:style-name="P126">Não possui.</text:p>
          </table:table-cell>
        </table:table-row>
      </table:table>
      <text:p text:style-name="P2"/>
      <text:p text:style-name="P4"><text:span text:style-name="T25">O que é uma vaga:</text:span></text:p>
      <text:p text:style-name="P5">ID</text:p>
      <text:p text:style-name="P5">DESC</text:p>
      <text:p text:style-name="P5">DATA criação Gerada na hora.</text:p>
      <text:p text:style-name="P5">Data Limite.</text:p>
      <text:p text:style-name="P5">Requisitos</text:p>
      <text:p text:style-name="P5">Setor</text:p>
      <text:p text:style-name="P3"/>
      <text:p text:style-name="P2"/>
      <table:table table:name="Tabela13" table:style-name="Tabela13">
        <table:table-column table:style-name="Tabela13.A" table:number-columns-repeated="7"/>
        <table:table-row>
          <table:table-cell table:style-name="Tabela13.A1" office:value-type="string">
            <text:p text:style-name="P131">Descrição da vaga</text:p>
          </table:table-cell>
          <table:table-cell table:style-name="Tabela13.A1" office:value-type="string">
            <text:p text:style-name="Table_20_Contents"/>
          </table:table-cell>
          <table:table-cell table:style-name="Tabela13.A1" office:value-type="string">
            <text:p text:style-name="Table_20_Contents"/>
          </table:table-cell>
          <table:table-cell table:style-name="Tabela13.A1" office:value-type="string">
            <text:p text:style-name="Table_20_Contents"/>
          </table:table-cell>
          <table:table-cell table:style-name="Tabela13.A1" office:value-type="string">
            <text:p text:style-name="Table_20_Contents"/>
          </table:table-cell>
          <table:table-cell table:style-name="Tabela13.A1" office:value-type="string">
            <text:p text:style-name="Table_20_Contents"/>
          </table:table-cell>
          <table:table-cell table:style-name="Tabela13.G1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P131">Candidatar</text:p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P131">Voltar</text:p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ext:soft-page-break/>
        <table:table-row>
          <table:table-cell table:style-name="Tabela13.A2" office:value-type="string">
            <text:p text:style-name="P131">ID vaga</text:p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P131">Requisitos da vaga</text:p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8">UC00<text:span text:style-name="T10">2</text:span> – <text:span text:style-name="T10">Listar vagas em aberto</text:span></text:p>
          </table:table-cell>
          <table:covered-table-cell/>
        </table:table-row>
        <table:table-row>
          <table:table-cell table:style-name="Tabela6.A2" office:value-type="string">
            <text:p text:style-name="P8">Objetivo:</text:p>
          </table:table-cell>
          <table:table-cell table:style-name="Tabela6.B2" office:value-type="string">
            <text:p text:style-name="P104">Mostrar para o usuário todas as vagas em aberto.</text:p>
          </table:table-cell>
        </table:table-row>
        <table:table-row>
          <table:table-cell table:style-name="Tabela6.A2" office:value-type="string">
            <text:p text:style-name="P11">Requisitos:</text:p>
          </table:table-cell>
          <table:table-cell table:style-name="Tabela6.B2" office:value-type="string">
            <text:list xml:id="list215107059835952" text:continue-list="list215108054554815" text:style-name="L1">
              <text:list-item>
                <text:p text:style-name="P106">RF00<text:span text:style-name="T11">4</text:span> – <text:s/><text:span text:style-name="T11">Listar vagas em aberto.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17">Atores:</text:p>
          </table:table-cell>
          <table:table-cell table:style-name="Tabela6.B2" office:value-type="string">
            <text:list xml:id="list5109664352841005605" text:style-name="L26">
              <text:list-item>
                <text:p text:style-name="P18">Candidato.</text:p>
              </text:list-item>
              <text:list-item>
                <text:p text:style-name="P18">Recrutador.</text:p>
              </text:list-item>
            </text:list>
          </table:table-cell>
        </table:table-row>
        <table:table-row>
          <table:table-cell table:style-name="Tabela6.A2" office:value-type="string">
            <text:p text:style-name="P26">Prioridade:</text:p>
          </table:table-cell>
          <table:table-cell table:style-name="Tabela6.B2" office:value-type="string">
            <text:p text:style-name="P26">Alta</text:p>
          </table:table-cell>
        </table:table-row>
        <table:table-row>
          <table:table-cell table:style-name="Tabela6.A2" office:value-type="string">
            <text:p text:style-name="P28">Pré-condições:</text:p>
          </table:table-cell>
          <table:table-cell table:style-name="Tabela6.B2" office:value-type="string">
            <text:p text:style-name="P108">Estar logado no sistema, em um dos seguintes perfis:</text:p>
            <text:list xml:id="list215108327983180" text:continue-numbering="true" text:style-name="L26">
              <text:list-item>
                <text:p text:style-name="P18">Candidato.</text:p>
              </text:list-item>
              <text:list-item>
                <text:p text:style-name="P18">Recrutador.</text:p>
              </text:list-item>
            </text:list>
          </table:table-cell>
        </table:table-row>
        <table:table-row>
          <table:table-cell table:style-name="Tabela6.A2" office:value-type="string">
            <text:p text:style-name="P31">Frequência de uso:</text:p>
          </table:table-cell>
          <table:table-cell table:style-name="Tabela6.B2" office:value-type="string">
            <text:p text:style-name="P110">Alta</text:p>
          </table:table-cell>
        </table:table-row>
        <table:table-row>
          <table:table-cell table:style-name="Tabela6.A2" office:value-type="string">
            <text:p text:style-name="P34">Pós-condições:</text:p>
          </table:table-cell>
          <table:table-cell table:style-name="Tabela6.B2" office:value-type="string">
            <text:list xml:id="list1539183424087504180" text:style-name="L27">
              <text:list-item>
                <text:p text:style-name="P38">Iniciar caso de uso <text:span text:style-name="T12">UC</text:span><text:span text:style-name="T15">003</text:span><text:span text:style-name="T12"> </text:span><text:span text:style-name="T16">Visualizar vaga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46">Campos</text:p>
          </table:table-cell>
          <table:table-cell table:style-name="Tabela6.B2" office:value-type="string">
            <text:list xml:id="list8136502025096148281" text:style-name="L28">
              <text:list-item>
                <text:list>
                  <text:list-item>
                    <text:p text:style-name="P59"><text:span text:style-name="T2">Id da vaga</text:span></text:p>
                  </text:list-item>
                  <text:list-item>
                    <text:p text:style-name="P50">Descrição da vaga</text:p>
                  </text:list-item>
                  <text:list-item>
                    <text:p text:style-name="P50">Setor da vaga</text:p>
                  </text:list-item>
                  <text:list-item>
                    <text:p text:style-name="P50">Data <text:span text:style-name="T19">expiração</text:span> vaga</text:p>
                  </text:list-item>
                  <text:list-item>
                    <text:p text:style-name="P50">Status da vaga – se está participando</text:p>
                  </text:list-item>
                  <text:list-item>
                    <text:p text:style-name="P68">Visualizar vaga.</text:p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76">Fluxo principal:</text:p>
          </table:table-cell>
          <table:table-cell table:style-name="Tabela6.B2" office:value-type="string">
            <text:list xml:id="list5695770224924268636" text:style-name="L29">
              <text:list-item>
                <text:p text:style-name="P81">O usuário <text:span text:style-name="T20">é encaminhado do caso de uso UC001.</text:span></text:p>
              </text:list-item>
              <text:list-item>
                <text:p text:style-name="P116"><text:soft-page-break/>Sistema lista as vagas em aberto.</text:p>
              </text:list-item>
              <text:list-item>
                <text:p text:style-name="P116">O usuário seleciona a vaga escolhida clicando em visualizar.</text:p>
              </text:list-item>
              <text:list-item>
                <text:p text:style-name="P116">Encaminhado para o caso de uso UC003.</text:p>
              </text:list-item>
            </text:list>
          </table:table-cell>
        </table:table-row>
        <table:table-row>
          <table:table-cell table:style-name="Tabela6.A2" office:value-type="string">
            <text:p text:style-name="P92">Fluxo alternativo:</text:p>
          </table:table-cell>
          <table:table-cell table:style-name="Tabela6.B2" office:value-type="string">
            <text:p text:style-name="P89">A1 –<text:span text:style-name="T21"> Usuário efetua o logoff</text:span></text:p>
          </table:table-cell>
        </table:table-row>
        <table:table-row>
          <table:table-cell table:style-name="Tabela6.A2" office:value-type="string">
            <text:p text:style-name="P94">Fluxo de exceção:</text:p>
          </table:table-cell>
          <table:table-cell table:style-name="Tabela6.B2" office:value-type="string">
            <text:p text:style-name="P124">Não possui.</text:p>
          </table:table-cell>
        </table:table-row>
        <table:table-row>
          <table:table-cell table:style-name="Tabela6.A2" office:value-type="string">
            <text:p text:style-name="P100">Validações:</text:p>
          </table:table-cell>
          <table:table-cell table:style-name="Tabela6.B2" office:value-type="string">
            <text:p text:style-name="P126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8">UC00<text:span text:style-name="T10">2</text:span> – <text:span text:style-name="T10">Listar vagas em aberto</text:span></text:p>
          </table:table-cell>
          <table:covered-table-cell/>
        </table:table-row>
        <table:table-row>
          <table:table-cell table:style-name="Tabela7.A2" office:value-type="string">
            <text:p text:style-name="P8">Objetivo:</text:p>
          </table:table-cell>
          <table:table-cell table:style-name="Tabela7.B2" office:value-type="string">
            <text:p text:style-name="P104">Mostrar para o usuário todas as vagas em aberto.</text:p>
          </table:table-cell>
        </table:table-row>
        <table:table-row>
          <table:table-cell table:style-name="Tabela7.A2" office:value-type="string">
            <text:p text:style-name="P11">Requisitos:</text:p>
          </table:table-cell>
          <table:table-cell table:style-name="Tabela7.B2" office:value-type="string">
            <text:list xml:id="list215107146326681" text:continue-list="list215107059835952" text:style-name="L1">
              <text:list-item>
                <text:p text:style-name="P106">RF00<text:span text:style-name="T11">4</text:span> – <text:s/><text:span text:style-name="T11">Listar vagas em aberto.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17">Atores:</text:p>
          </table:table-cell>
          <table:table-cell table:style-name="Tabela7.B2" office:value-type="string">
            <text:list xml:id="list44226528434343525" text:style-name="L30">
              <text:list-item>
                <text:p text:style-name="P19">Candidato.</text:p>
              </text:list-item>
              <text:list-item>
                <text:p text:style-name="P19">Recrutador.</text:p>
              </text:list-item>
            </text:list>
          </table:table-cell>
        </table:table-row>
        <table:table-row>
          <table:table-cell table:style-name="Tabela7.A2" office:value-type="string">
            <text:p text:style-name="P26">Prioridade:</text:p>
          </table:table-cell>
          <table:table-cell table:style-name="Tabela7.B2" office:value-type="string">
            <text:p text:style-name="P26">Alta</text:p>
          </table:table-cell>
        </table:table-row>
        <table:table-row>
          <table:table-cell table:style-name="Tabela7.A2" office:value-type="string">
            <text:p text:style-name="P28">Pré-condições:</text:p>
          </table:table-cell>
          <table:table-cell table:style-name="Tabela7.B2" office:value-type="string">
            <text:p text:style-name="P108">Estar logado no sistema, em um dos seguintes perfis:</text:p>
            <text:list xml:id="list215108210637057" text:continue-numbering="true" text:style-name="L30">
              <text:list-item>
                <text:p text:style-name="P19">Candidato.</text:p>
              </text:list-item>
              <text:list-item>
                <text:p text:style-name="P19">Recrutador.</text:p>
              </text:list-item>
            </text:list>
          </table:table-cell>
        </table:table-row>
        <table:table-row>
          <table:table-cell table:style-name="Tabela7.A2" office:value-type="string">
            <text:p text:style-name="P31">Frequência de uso:</text:p>
          </table:table-cell>
          <table:table-cell table:style-name="Tabela7.B2" office:value-type="string">
            <text:p text:style-name="P110">Alta</text:p>
          </table:table-cell>
        </table:table-row>
        <table:table-row>
          <table:table-cell table:style-name="Tabela7.A2" office:value-type="string">
            <text:p text:style-name="P34">Pós-condições:</text:p>
          </table:table-cell>
          <table:table-cell table:style-name="Tabela7.B2" office:value-type="string">
            <text:list xml:id="list1664215947066575806" text:style-name="L31">
              <text:list-item>
                <text:p text:style-name="P39">Iniciar caso de uso <text:span text:style-name="T12">UC</text:span><text:span text:style-name="T15">003</text:span><text:span text:style-name="T12"> </text:span><text:span text:style-name="T16">Visualizar vaga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46">Campos</text:p>
          </table:table-cell>
          <table:table-cell table:style-name="Tabela7.B2" office:value-type="string">
            <text:list xml:id="list2786930981259937786" text:style-name="L32">
              <text:list-item>
                <text:list>
                  <text:list-item>
                    <text:p text:style-name="P60"><text:span text:style-name="T2">Id da vaga</text:span></text:p>
                  </text:list-item>
                  <text:list-item>
                    <text:p text:style-name="P51">Descrição da vaga</text:p>
                  </text:list-item>
                  <text:list-item>
                    <text:p text:style-name="P51">Setor da vaga</text:p>
                  </text:list-item>
                  <text:list-item>
                    <text:p text:style-name="P51">Data <text:span text:style-name="T19">expiração</text:span> vaga</text:p>
                  </text:list-item>
                  <text:list-item>
                    <text:p text:style-name="P51">Status da vaga – se está participando</text:p>
                  </text:list-item>
                  <text:list-item>
                    <text:p text:style-name="P69">Visualizar vaga.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ela7.A2" office:value-type="string">
            <text:p text:style-name="P76">Fluxo principal:</text:p>
          </table:table-cell>
          <table:table-cell table:style-name="Tabela7.B2" office:value-type="string">
            <text:list xml:id="list2546914619275006362" text:style-name="L33">
              <text:list-item>
                <text:p text:style-name="P82">O usuário <text:span text:style-name="T20">é encaminhado do caso de uso UC001.</text:span></text:p>
              </text:list-item>
              <text:list-item>
                <text:p text:style-name="P117">Sistema lista as vagas em aberto.</text:p>
              </text:list-item>
              <text:list-item>
                <text:p text:style-name="P117">O usuário seleciona a vaga escolhida clicando em visualizar.</text:p>
              </text:list-item>
              <text:list-item>
                <text:p text:style-name="P117">Encaminhado para o caso de uso UC003.</text:p>
              </text:list-item>
            </text:list>
          </table:table-cell>
        </table:table-row>
        <table:table-row>
          <table:table-cell table:style-name="Tabela7.A2" office:value-type="string">
            <text:p text:style-name="P92">Fluxo alternativo:</text:p>
          </table:table-cell>
          <table:table-cell table:style-name="Tabela7.B2" office:value-type="string">
            <text:p text:style-name="P89">A1 –<text:span text:style-name="T21"> Usuário efetua o logoff</text:span></text:p>
          </table:table-cell>
        </table:table-row>
        <table:table-row>
          <table:table-cell table:style-name="Tabela7.A2" office:value-type="string">
            <text:p text:style-name="P94">Fluxo de exceção:</text:p>
          </table:table-cell>
          <table:table-cell table:style-name="Tabela7.B2" office:value-type="string">
            <text:p text:style-name="P124">Não possui.</text:p>
          </table:table-cell>
        </table:table-row>
        <table:table-row>
          <table:table-cell table:style-name="Tabela7.A2" office:value-type="string">
            <text:p text:style-name="P100">Validações:</text:p>
          </table:table-cell>
          <table:table-cell table:style-name="Tabela7.B2" office:value-type="string">
            <text:p text:style-name="P126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8">UC00<text:span text:style-name="T10">2</text:span> – <text:span text:style-name="T10">Listar vagas em aberto</text:span></text:p>
          </table:table-cell>
          <table:covered-table-cell/>
        </table:table-row>
        <table:table-row>
          <table:table-cell table:style-name="Tabela8.A2" office:value-type="string">
            <text:p text:style-name="P8">Objetivo:</text:p>
          </table:table-cell>
          <table:table-cell table:style-name="Tabela8.B2" office:value-type="string">
            <text:p text:style-name="P104">Mostrar para o usuário todas as vagas em aberto.</text:p>
          </table:table-cell>
        </table:table-row>
        <table:table-row>
          <table:table-cell table:style-name="Tabela8.A2" office:value-type="string">
            <text:p text:style-name="P11">Requisitos:</text:p>
          </table:table-cell>
          <table:table-cell table:style-name="Tabela8.B2" office:value-type="string">
            <text:list xml:id="list215107647027610" text:continue-list="list215107146326681" text:style-name="L1">
              <text:list-item>
                <text:p text:style-name="P106">RF00<text:span text:style-name="T11">4</text:span> – <text:s/><text:span text:style-name="T11">Listar vagas em aberto.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17">Atores:</text:p>
          </table:table-cell>
          <table:table-cell table:style-name="Tabela8.B2" office:value-type="string">
            <text:list xml:id="list8208720653511216580" text:style-name="L34">
              <text:list-item>
                <text:p text:style-name="P20">Candidato.</text:p>
              </text:list-item>
              <text:list-item>
                <text:p text:style-name="P20">Recrutador.</text:p>
              </text:list-item>
            </text:list>
          </table:table-cell>
        </table:table-row>
        <table:table-row>
          <table:table-cell table:style-name="Tabela8.A2" office:value-type="string">
            <text:p text:style-name="P26">Prioridade:</text:p>
          </table:table-cell>
          <table:table-cell table:style-name="Tabela8.B2" office:value-type="string">
            <text:p text:style-name="P26">Alta</text:p>
          </table:table-cell>
        </table:table-row>
        <table:table-row>
          <table:table-cell table:style-name="Tabela8.A2" office:value-type="string">
            <text:p text:style-name="P28">Pré-condições:</text:p>
          </table:table-cell>
          <table:table-cell table:style-name="Tabela8.B2" office:value-type="string">
            <text:p text:style-name="P108">Estar logado no sistema, em um dos seguintes perfis:</text:p>
            <text:list xml:id="list215107540041671" text:continue-numbering="true" text:style-name="L34">
              <text:list-item>
                <text:p text:style-name="P20">Candidato.</text:p>
              </text:list-item>
              <text:list-item>
                <text:p text:style-name="P20">Recrutador.</text:p>
              </text:list-item>
            </text:list>
          </table:table-cell>
        </table:table-row>
        <table:table-row>
          <table:table-cell table:style-name="Tabela8.A2" office:value-type="string">
            <text:p text:style-name="P31">Frequência de uso:</text:p>
          </table:table-cell>
          <table:table-cell table:style-name="Tabela8.B2" office:value-type="string">
            <text:p text:style-name="P110">Alta</text:p>
          </table:table-cell>
        </table:table-row>
        <table:table-row>
          <table:table-cell table:style-name="Tabela8.A2" office:value-type="string">
            <text:p text:style-name="P34">Pós-condições:</text:p>
          </table:table-cell>
          <table:table-cell table:style-name="Tabela8.B2" office:value-type="string">
            <text:list xml:id="list3975356042684042280" text:style-name="L35">
              <text:list-item>
                <text:p text:style-name="P40">Iniciar caso de uso <text:span text:style-name="T12">UC</text:span><text:span text:style-name="T15">003</text:span><text:span text:style-name="T12"> </text:span><text:span text:style-name="T16">Visualizar vaga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46">Campos</text:p>
          </table:table-cell>
          <table:table-cell table:style-name="Tabela8.B2" office:value-type="string">
            <text:list xml:id="list6877191894715675564" text:style-name="L36">
              <text:list-item>
                <text:list>
                  <text:list-item>
                    <text:p text:style-name="P61"><text:span text:style-name="T2">Id da vaga</text:span></text:p>
                  </text:list-item>
                  <text:list-item>
                    <text:p text:style-name="P52">Descrição da vaga</text:p>
                  </text:list-item>
                  <text:list-item>
                    <text:p text:style-name="P52">Setor da vaga</text:p>
                  </text:list-item>
                  <text:list-item>
                    <text:p text:style-name="P52">Data <text:span text:style-name="T19">expiração</text:span> vaga</text:p>
                  </text:list-item>
                  <text:list-item>
                    <text:p text:style-name="P52">Status da vaga – se está participando</text:p>
                  </text:list-item>
                  <text:list-item>
                    <text:p text:style-name="P70">Visualizar vaga.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ela8.A2" office:value-type="string">
            <text:p text:style-name="P76">Fluxo principal:</text:p>
          </table:table-cell>
          <table:table-cell table:style-name="Tabela8.B2" office:value-type="string">
            <text:list xml:id="list7971757939743046752" text:style-name="L37">
              <text:list-item>
                <text:p text:style-name="P83">O usuário <text:span text:style-name="T20">é encaminhado do caso de uso UC001.</text:span></text:p>
              </text:list-item>
              <text:list-item>
                <text:p text:style-name="P118">Sistema lista as vagas em aberto.</text:p>
              </text:list-item>
              <text:list-item>
                <text:p text:style-name="P118">O usuário seleciona a vaga escolhida clicando em visualizar.</text:p>
              </text:list-item>
              <text:list-item>
                <text:p text:style-name="P118">Encaminhado para o caso de uso UC003.</text:p>
              </text:list-item>
            </text:list>
          </table:table-cell>
        </table:table-row>
        <table:table-row>
          <table:table-cell table:style-name="Tabela8.A2" office:value-type="string">
            <text:p text:style-name="P92">Fluxo alternativo:</text:p>
          </table:table-cell>
          <table:table-cell table:style-name="Tabela8.B2" office:value-type="string">
            <text:p text:style-name="P89">A1 –<text:span text:style-name="T21"> Usuário efetua o logoff</text:span></text:p>
          </table:table-cell>
        </table:table-row>
        <table:table-row>
          <table:table-cell table:style-name="Tabela8.A2" office:value-type="string">
            <text:p text:style-name="P94">Fluxo de exceção:</text:p>
          </table:table-cell>
          <table:table-cell table:style-name="Tabela8.B2" office:value-type="string">
            <text:p text:style-name="P124">Não possui.</text:p>
          </table:table-cell>
        </table:table-row>
        <table:table-row>
          <table:table-cell table:style-name="Tabela8.A2" office:value-type="string">
            <text:p text:style-name="P100">Validações:</text:p>
          </table:table-cell>
          <table:table-cell table:style-name="Tabela8.B2" office:value-type="string">
            <text:p text:style-name="P126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8">UC00<text:span text:style-name="T10">2</text:span> – <text:span text:style-name="T10">Listar vagas em aberto</text:span></text:p>
          </table:table-cell>
          <table:covered-table-cell/>
        </table:table-row>
        <table:table-row>
          <table:table-cell table:style-name="Tabela9.A2" office:value-type="string">
            <text:p text:style-name="P8">Objetivo:</text:p>
          </table:table-cell>
          <table:table-cell table:style-name="Tabela9.B2" office:value-type="string">
            <text:p text:style-name="P104">Mostrar para o usuário todas as vagas em aberto.</text:p>
          </table:table-cell>
        </table:table-row>
        <table:table-row>
          <table:table-cell table:style-name="Tabela9.A2" office:value-type="string">
            <text:p text:style-name="P11">Requisitos:</text:p>
          </table:table-cell>
          <table:table-cell table:style-name="Tabela9.B2" office:value-type="string">
            <text:list xml:id="list215108673449355" text:continue-list="list215107647027610" text:style-name="L1">
              <text:list-item>
                <text:p text:style-name="P106">RF00<text:span text:style-name="T11">4</text:span> – <text:s/><text:span text:style-name="T11">Listar vagas em aberto.</text:span></text:p>
              </text:list-item>
            </text:list>
          </table:table-cell>
        </table:table-row>
        <table:table-row>
          <table:table-cell table:style-name="Tabela9.A2" office:value-type="string">
            <text:p text:style-name="P17">Atores:</text:p>
          </table:table-cell>
          <table:table-cell table:style-name="Tabela9.B2" office:value-type="string">
            <text:list xml:id="list4904239030134547581" text:style-name="L38">
              <text:list-item>
                <text:p text:style-name="P21">Candidato.</text:p>
              </text:list-item>
              <text:list-item>
                <text:p text:style-name="P21">Recrutador.</text:p>
              </text:list-item>
            </text:list>
          </table:table-cell>
        </table:table-row>
        <table:table-row>
          <table:table-cell table:style-name="Tabela9.A2" office:value-type="string">
            <text:p text:style-name="P26">Prioridade:</text:p>
          </table:table-cell>
          <table:table-cell table:style-name="Tabela9.B2" office:value-type="string">
            <text:p text:style-name="P26">Alta</text:p>
          </table:table-cell>
        </table:table-row>
        <table:table-row>
          <table:table-cell table:style-name="Tabela9.A2" office:value-type="string">
            <text:p text:style-name="P28">Pré-condições:</text:p>
          </table:table-cell>
          <table:table-cell table:style-name="Tabela9.B2" office:value-type="string">
            <text:p text:style-name="P108">Estar logado no sistema, em um dos seguintes perfis:</text:p>
            <text:list xml:id="list215107959457268" text:continue-numbering="true" text:style-name="L38">
              <text:list-item>
                <text:p text:style-name="P21">Candidato.</text:p>
              </text:list-item>
              <text:list-item>
                <text:p text:style-name="P21">Recrutador.</text:p>
              </text:list-item>
            </text:list>
          </table:table-cell>
        </table:table-row>
        <table:table-row>
          <table:table-cell table:style-name="Tabela9.A2" office:value-type="string">
            <text:p text:style-name="P31">Frequência de uso:</text:p>
          </table:table-cell>
          <table:table-cell table:style-name="Tabela9.B2" office:value-type="string">
            <text:p text:style-name="P110">Alta</text:p>
          </table:table-cell>
        </table:table-row>
        <table:table-row>
          <table:table-cell table:style-name="Tabela9.A2" office:value-type="string">
            <text:p text:style-name="P34">Pós-condições:</text:p>
          </table:table-cell>
          <table:table-cell table:style-name="Tabela9.B2" office:value-type="string">
            <text:list xml:id="list2951345623851206711" text:style-name="L39">
              <text:list-item>
                <text:p text:style-name="P41">Iniciar caso de uso <text:span text:style-name="T12">UC</text:span><text:span text:style-name="T15">003</text:span><text:span text:style-name="T12"> </text:span><text:span text:style-name="T16">Visualizar vaga</text:span></text:p>
              </text:list-item>
            </text:list>
          </table:table-cell>
        </table:table-row>
        <table:table-row>
          <table:table-cell table:style-name="Tabela9.A2" office:value-type="string">
            <text:p text:style-name="P46">Campos</text:p>
          </table:table-cell>
          <table:table-cell table:style-name="Tabela9.B2" office:value-type="string">
            <text:list xml:id="list9101996547455393476" text:style-name="L40">
              <text:list-item>
                <text:list>
                  <text:list-item>
                    <text:p text:style-name="P62"><text:span text:style-name="T2">Id da vaga</text:span></text:p>
                  </text:list-item>
                  <text:list-item>
                    <text:p text:style-name="P53">Descrição da vaga</text:p>
                  </text:list-item>
                  <text:list-item>
                    <text:p text:style-name="P53">Setor da vaga</text:p>
                  </text:list-item>
                  <text:list-item>
                    <text:p text:style-name="P53">Data <text:span text:style-name="T19">expiração</text:span> vaga</text:p>
                  </text:list-item>
                  <text:list-item>
                    <text:p text:style-name="P53">Status da vaga – se está participando</text:p>
                  </text:list-item>
                  <text:list-item>
                    <text:p text:style-name="P71">Visualizar vaga.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ela9.A2" office:value-type="string">
            <text:p text:style-name="P76">Fluxo principal:</text:p>
          </table:table-cell>
          <table:table-cell table:style-name="Tabela9.B2" office:value-type="string">
            <text:list xml:id="list3942448542093027024" text:style-name="L41">
              <text:list-item>
                <text:p text:style-name="P84">O usuário <text:span text:style-name="T20">é encaminhado do caso de uso UC001.</text:span></text:p>
              </text:list-item>
              <text:list-item>
                <text:p text:style-name="P119">Sistema lista as vagas em aberto.</text:p>
              </text:list-item>
              <text:list-item>
                <text:p text:style-name="P119">O usuário seleciona a vaga escolhida clicando em visualizar.</text:p>
              </text:list-item>
              <text:list-item>
                <text:p text:style-name="P119">Encaminhado para o caso de uso UC003.</text:p>
              </text:list-item>
            </text:list>
          </table:table-cell>
        </table:table-row>
        <table:table-row>
          <table:table-cell table:style-name="Tabela9.A2" office:value-type="string">
            <text:p text:style-name="P92">Fluxo alternativo:</text:p>
          </table:table-cell>
          <table:table-cell table:style-name="Tabela9.B2" office:value-type="string">
            <text:p text:style-name="P89">A1 –<text:span text:style-name="T21"> Usuário efetua o logoff</text:span></text:p>
          </table:table-cell>
        </table:table-row>
        <table:table-row>
          <table:table-cell table:style-name="Tabela9.A2" office:value-type="string">
            <text:p text:style-name="P94">Fluxo de exceção:</text:p>
          </table:table-cell>
          <table:table-cell table:style-name="Tabela9.B2" office:value-type="string">
            <text:p text:style-name="P124">Não possui.</text:p>
          </table:table-cell>
        </table:table-row>
        <table:table-row>
          <table:table-cell table:style-name="Tabela9.A2" office:value-type="string">
            <text:p text:style-name="P100">Validações:</text:p>
          </table:table-cell>
          <table:table-cell table:style-name="Tabela9.B2" office:value-type="string">
            <text:p text:style-name="P126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8">UC00<text:span text:style-name="T10">2</text:span> – <text:span text:style-name="T10">Listar vagas em aberto</text:span></text:p>
          </table:table-cell>
          <table:covered-table-cell/>
        </table:table-row>
        <table:table-row>
          <table:table-cell table:style-name="Tabela10.A2" office:value-type="string">
            <text:p text:style-name="P8">Objetivo:</text:p>
          </table:table-cell>
          <table:table-cell table:style-name="Tabela10.B2" office:value-type="string">
            <text:p text:style-name="P104">Mostrar para o usuário todas as vagas em aberto.</text:p>
          </table:table-cell>
        </table:table-row>
        <table:table-row>
          <table:table-cell table:style-name="Tabela10.A2" office:value-type="string">
            <text:p text:style-name="P11">Requisitos:</text:p>
          </table:table-cell>
          <table:table-cell table:style-name="Tabela10.B2" office:value-type="string">
            <text:list xml:id="list215108873526019" text:continue-list="list215108673449355" text:style-name="L1">
              <text:list-item>
                <text:p text:style-name="P106">RF00<text:span text:style-name="T11">4</text:span> – <text:s/><text:span text:style-name="T11">Listar vagas em aberto.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17">Atores:</text:p>
          </table:table-cell>
          <table:table-cell table:style-name="Tabela10.B2" office:value-type="string">
            <text:list xml:id="list2870221180626555434" text:style-name="L42">
              <text:list-item>
                <text:p text:style-name="P22">Candidato.</text:p>
              </text:list-item>
              <text:list-item>
                <text:p text:style-name="P22">Recrutador.</text:p>
              </text:list-item>
            </text:list>
          </table:table-cell>
        </table:table-row>
        <table:table-row>
          <table:table-cell table:style-name="Tabela10.A2" office:value-type="string">
            <text:p text:style-name="P26">Prioridade:</text:p>
          </table:table-cell>
          <table:table-cell table:style-name="Tabela10.B2" office:value-type="string">
            <text:p text:style-name="P26">Alta</text:p>
          </table:table-cell>
        </table:table-row>
        <table:table-row>
          <table:table-cell table:style-name="Tabela10.A2" office:value-type="string">
            <text:p text:style-name="P28">Pré-condições:</text:p>
          </table:table-cell>
          <table:table-cell table:style-name="Tabela10.B2" office:value-type="string">
            <text:p text:style-name="P108">Estar logado no sistema, em um dos seguintes perfis:</text:p>
            <text:list xml:id="list215108237302015" text:continue-numbering="true" text:style-name="L42">
              <text:list-item>
                <text:p text:style-name="P22">Candidato.</text:p>
              </text:list-item>
              <text:list-item>
                <text:p text:style-name="P22">Recrutador.</text:p>
              </text:list-item>
            </text:list>
          </table:table-cell>
        </table:table-row>
        <table:table-row>
          <table:table-cell table:style-name="Tabela10.A2" office:value-type="string">
            <text:p text:style-name="P31">Frequência de uso:</text:p>
          </table:table-cell>
          <table:table-cell table:style-name="Tabela10.B2" office:value-type="string">
            <text:p text:style-name="P110">Alta</text:p>
          </table:table-cell>
        </table:table-row>
        <table:table-row>
          <table:table-cell table:style-name="Tabela10.A2" office:value-type="string">
            <text:p text:style-name="P34">Pós-condições:</text:p>
          </table:table-cell>
          <table:table-cell table:style-name="Tabela10.B2" office:value-type="string">
            <text:list xml:id="list5201767020999711321" text:style-name="L43">
              <text:list-item>
                <text:p text:style-name="P42">Iniciar caso de uso <text:span text:style-name="T12">UC</text:span><text:span text:style-name="T15">003</text:span><text:span text:style-name="T12"> </text:span><text:span text:style-name="T16">Visualizar vaga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46">Campos</text:p>
          </table:table-cell>
          <table:table-cell table:style-name="Tabela10.B2" office:value-type="string">
            <text:list xml:id="list2830922336472141840" text:style-name="L44">
              <text:list-item>
                <text:list>
                  <text:list-item>
                    <text:p text:style-name="P63"><text:span text:style-name="T2">Id da vaga</text:span></text:p>
                  </text:list-item>
                  <text:list-item>
                    <text:p text:style-name="P54">Descrição da vaga</text:p>
                  </text:list-item>
                  <text:list-item>
                    <text:p text:style-name="P54">Setor da vaga</text:p>
                  </text:list-item>
                  <text:list-item>
                    <text:p text:style-name="P54">Data <text:span text:style-name="T19">expiração</text:span> vaga</text:p>
                  </text:list-item>
                  <text:list-item>
                    <text:p text:style-name="P54">Status da vaga – se está participando</text:p>
                  </text:list-item>
                  <text:list-item>
                    <text:p text:style-name="P72">Visualizar vaga.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ela10.A2" office:value-type="string">
            <text:p text:style-name="P76">Fluxo principal:</text:p>
          </table:table-cell>
          <table:table-cell table:style-name="Tabela10.B2" office:value-type="string">
            <text:list xml:id="list975590684659469123" text:style-name="L45">
              <text:list-item>
                <text:p text:style-name="P85">O usuário <text:span text:style-name="T20">é encaminhado do caso de uso UC001.</text:span></text:p>
              </text:list-item>
              <text:list-item>
                <text:p text:style-name="P120">Sistema lista as vagas em aberto.</text:p>
              </text:list-item>
              <text:list-item>
                <text:p text:style-name="P120">O usuário seleciona a vaga escolhida clicando em visualizar.</text:p>
              </text:list-item>
              <text:list-item>
                <text:p text:style-name="P120">Encaminhado para o caso de uso UC003.</text:p>
              </text:list-item>
            </text:list>
          </table:table-cell>
        </table:table-row>
        <table:table-row>
          <table:table-cell table:style-name="Tabela10.A2" office:value-type="string">
            <text:p text:style-name="P92">Fluxo alternativo:</text:p>
          </table:table-cell>
          <table:table-cell table:style-name="Tabela10.B2" office:value-type="string">
            <text:p text:style-name="P89">A1 –<text:span text:style-name="T21"> Usuário efetua o logoff</text:span></text:p>
          </table:table-cell>
        </table:table-row>
        <table:table-row>
          <table:table-cell table:style-name="Tabela10.A2" office:value-type="string">
            <text:p text:style-name="P94">Fluxo de exceção:</text:p>
          </table:table-cell>
          <table:table-cell table:style-name="Tabela10.B2" office:value-type="string">
            <text:p text:style-name="P124">Não possui.</text:p>
          </table:table-cell>
        </table:table-row>
        <table:table-row>
          <table:table-cell table:style-name="Tabela10.A2" office:value-type="string">
            <text:p text:style-name="P100">Validações:</text:p>
          </table:table-cell>
          <table:table-cell table:style-name="Tabela10.B2" office:value-type="string">
            <text:p text:style-name="P126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8">UC00<text:span text:style-name="T10">2</text:span> – <text:span text:style-name="T10">Listar vagas em aberto</text:span></text:p>
          </table:table-cell>
          <table:covered-table-cell/>
        </table:table-row>
        <table:table-row>
          <table:table-cell table:style-name="Tabela11.A2" office:value-type="string">
            <text:p text:style-name="P8">Objetivo:</text:p>
          </table:table-cell>
          <table:table-cell table:style-name="Tabela11.B2" office:value-type="string">
            <text:p text:style-name="P104">Mostrar para o usuário todas as vagas em aberto.</text:p>
          </table:table-cell>
        </table:table-row>
        <table:table-row>
          <table:table-cell table:style-name="Tabela11.A2" office:value-type="string">
            <text:p text:style-name="P11">Requisitos:</text:p>
          </table:table-cell>
          <table:table-cell table:style-name="Tabela11.B2" office:value-type="string">
            <text:list xml:id="list215108247903459" text:continue-list="list215108873526019" text:style-name="L1">
              <text:list-item>
                <text:p text:style-name="P106">RF00<text:span text:style-name="T11">4</text:span> – <text:s/><text:span text:style-name="T11">Listar vagas em aberto.</text:span></text:p>
              </text:list-item>
            </text:list>
          </table:table-cell>
        </table:table-row>
        <table:table-row>
          <table:table-cell table:style-name="Tabela11.A2" office:value-type="string">
            <text:p text:style-name="P17">Atores:</text:p>
          </table:table-cell>
          <table:table-cell table:style-name="Tabela11.B2" office:value-type="string">
            <text:list xml:id="list7090294300272537103" text:style-name="L46">
              <text:list-item>
                <text:p text:style-name="P23">Candidato.</text:p>
              </text:list-item>
              <text:list-item>
                <text:p text:style-name="P23">Recrutador.</text:p>
              </text:list-item>
            </text:list>
          </table:table-cell>
        </table:table-row>
        <table:table-row>
          <table:table-cell table:style-name="Tabela11.A2" office:value-type="string">
            <text:p text:style-name="P26">Prioridade:</text:p>
          </table:table-cell>
          <table:table-cell table:style-name="Tabela11.B2" office:value-type="string">
            <text:p text:style-name="P26">Alta</text:p>
          </table:table-cell>
        </table:table-row>
        <table:table-row>
          <table:table-cell table:style-name="Tabela11.A2" office:value-type="string">
            <text:p text:style-name="P28">Pré-condições:</text:p>
          </table:table-cell>
          <table:table-cell table:style-name="Tabela11.B2" office:value-type="string">
            <text:p text:style-name="P108">Estar logado no sistema, em um dos seguintes perfis:</text:p>
            <text:list xml:id="list215107588284001" text:continue-numbering="true" text:style-name="L46">
              <text:list-item>
                <text:p text:style-name="P23">Candidato.</text:p>
              </text:list-item>
              <text:list-item>
                <text:p text:style-name="P23">Recrutador.</text:p>
              </text:list-item>
            </text:list>
          </table:table-cell>
        </table:table-row>
        <table:table-row>
          <table:table-cell table:style-name="Tabela11.A2" office:value-type="string">
            <text:p text:style-name="P31">Frequência de uso:</text:p>
          </table:table-cell>
          <table:table-cell table:style-name="Tabela11.B2" office:value-type="string">
            <text:p text:style-name="P110">Alta</text:p>
          </table:table-cell>
        </table:table-row>
        <table:table-row>
          <table:table-cell table:style-name="Tabela11.A2" office:value-type="string">
            <text:p text:style-name="P34">Pós-condições:</text:p>
          </table:table-cell>
          <table:table-cell table:style-name="Tabela11.B2" office:value-type="string">
            <text:list xml:id="list434738249482695689" text:style-name="L47">
              <text:list-item>
                <text:p text:style-name="P43">Iniciar caso de uso <text:span text:style-name="T12">UC</text:span><text:span text:style-name="T15">003</text:span><text:span text:style-name="T12"> </text:span><text:span text:style-name="T16">Visualizar vaga</text:span></text:p>
              </text:list-item>
            </text:list>
          </table:table-cell>
        </table:table-row>
        <table:table-row>
          <table:table-cell table:style-name="Tabela11.A2" office:value-type="string">
            <text:p text:style-name="P46">Campos</text:p>
          </table:table-cell>
          <table:table-cell table:style-name="Tabela11.B2" office:value-type="string">
            <text:list xml:id="list6512314578316697756" text:style-name="L48">
              <text:list-item>
                <text:list>
                  <text:list-item>
                    <text:p text:style-name="P64"><text:span text:style-name="T2">Id da vaga</text:span></text:p>
                  </text:list-item>
                  <text:list-item>
                    <text:p text:style-name="P55">Descrição da vaga</text:p>
                  </text:list-item>
                  <text:list-item>
                    <text:p text:style-name="P55">Setor da vaga</text:p>
                  </text:list-item>
                  <text:list-item>
                    <text:p text:style-name="P55">Data <text:span text:style-name="T19">expiração</text:span> vaga</text:p>
                  </text:list-item>
                  <text:list-item>
                    <text:p text:style-name="P55">Status da vaga – se está participando</text:p>
                  </text:list-item>
                  <text:list-item>
                    <text:p text:style-name="P73"><text:soft-page-break/>Visualizar vaga.</text:p>
                  </text:list-item>
                </text:list>
              </text:list-item>
            </text:list>
          </table:table-cell>
        </table:table-row>
        <table:table-row>
          <table:table-cell table:style-name="Tabela11.A2" office:value-type="string">
            <text:p text:style-name="P76">Fluxo principal:</text:p>
          </table:table-cell>
          <table:table-cell table:style-name="Tabela11.B2" office:value-type="string">
            <text:list xml:id="list856639506614414197" text:style-name="L49">
              <text:list-item>
                <text:p text:style-name="P86">O usuário <text:span text:style-name="T20">é encaminhado do caso de uso UC001.</text:span></text:p>
              </text:list-item>
              <text:list-item>
                <text:p text:style-name="P121">Sistema lista as vagas em aberto.</text:p>
              </text:list-item>
              <text:list-item>
                <text:p text:style-name="P121">O usuário seleciona a vaga escolhida clicando em visualizar.</text:p>
              </text:list-item>
              <text:list-item>
                <text:p text:style-name="P121">Encaminhado para o caso de uso UC003.</text:p>
              </text:list-item>
            </text:list>
          </table:table-cell>
        </table:table-row>
        <table:table-row>
          <table:table-cell table:style-name="Tabela11.A2" office:value-type="string">
            <text:p text:style-name="P92">Fluxo alternativo:</text:p>
          </table:table-cell>
          <table:table-cell table:style-name="Tabela11.B2" office:value-type="string">
            <text:p text:style-name="P89">A1 –<text:span text:style-name="T21"> Usuário efetua o logoff</text:span></text:p>
          </table:table-cell>
        </table:table-row>
        <table:table-row>
          <table:table-cell table:style-name="Tabela11.A2" office:value-type="string">
            <text:p text:style-name="P94">Fluxo de exceção:</text:p>
          </table:table-cell>
          <table:table-cell table:style-name="Tabela11.B2" office:value-type="string">
            <text:p text:style-name="P124">Não possui.</text:p>
          </table:table-cell>
        </table:table-row>
        <table:table-row>
          <table:table-cell table:style-name="Tabela11.A2" office:value-type="string">
            <text:p text:style-name="P100">Validações:</text:p>
          </table:table-cell>
          <table:table-cell table:style-name="Tabela11.B2" office:value-type="string">
            <text:p text:style-name="P126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8">UC00<text:span text:style-name="T10">2</text:span> – <text:span text:style-name="T10">Listar vagas em aberto</text:span></text:p>
          </table:table-cell>
          <table:covered-table-cell/>
        </table:table-row>
        <table:table-row>
          <table:table-cell table:style-name="Tabela12.A2" office:value-type="string">
            <text:p text:style-name="P8">Objetivo:</text:p>
          </table:table-cell>
          <table:table-cell table:style-name="Tabela12.B2" office:value-type="string">
            <text:p text:style-name="P104">Mostrar para o usuário todas as vagas em aberto.</text:p>
          </table:table-cell>
        </table:table-row>
        <table:table-row>
          <table:table-cell table:style-name="Tabela12.A2" office:value-type="string">
            <text:p text:style-name="P11">Requisitos:</text:p>
          </table:table-cell>
          <table:table-cell table:style-name="Tabela12.B2" office:value-type="string">
            <text:list xml:id="list215108676139455" text:continue-list="list215108247903459" text:style-name="L1">
              <text:list-item>
                <text:p text:style-name="P106">RF00<text:span text:style-name="T11">4</text:span> – <text:s/><text:span text:style-name="T11">Listar vagas em aberto.</text:span></text:p>
              </text:list-item>
            </text:list>
          </table:table-cell>
        </table:table-row>
        <table:table-row>
          <table:table-cell table:style-name="Tabela12.A2" office:value-type="string">
            <text:p text:style-name="P17">Atores:</text:p>
          </table:table-cell>
          <table:table-cell table:style-name="Tabela12.B2" office:value-type="string">
            <text:list xml:id="list914218730278867937" text:style-name="L50">
              <text:list-item>
                <text:p text:style-name="P24">Candidato.</text:p>
              </text:list-item>
              <text:list-item>
                <text:p text:style-name="P24">Recrutador.</text:p>
              </text:list-item>
            </text:list>
          </table:table-cell>
        </table:table-row>
        <table:table-row>
          <table:table-cell table:style-name="Tabela12.A2" office:value-type="string">
            <text:p text:style-name="P26">Prioridade:</text:p>
          </table:table-cell>
          <table:table-cell table:style-name="Tabela12.B2" office:value-type="string">
            <text:p text:style-name="P26">Alta</text:p>
          </table:table-cell>
        </table:table-row>
        <table:table-row>
          <table:table-cell table:style-name="Tabela12.A2" office:value-type="string">
            <text:p text:style-name="P28">Pré-condições:</text:p>
          </table:table-cell>
          <table:table-cell table:style-name="Tabela12.B2" office:value-type="string">
            <text:p text:style-name="P108">Estar logado no sistema, em um dos seguintes perfis:</text:p>
            <text:list xml:id="list215107793419355" text:continue-numbering="true" text:style-name="L50">
              <text:list-item>
                <text:p text:style-name="P24">Candidato.</text:p>
              </text:list-item>
              <text:list-item>
                <text:p text:style-name="P24">Recrutador.</text:p>
              </text:list-item>
            </text:list>
          </table:table-cell>
        </table:table-row>
        <table:table-row>
          <table:table-cell table:style-name="Tabela12.A2" office:value-type="string">
            <text:p text:style-name="P31">Frequência de uso:</text:p>
          </table:table-cell>
          <table:table-cell table:style-name="Tabela12.B2" office:value-type="string">
            <text:p text:style-name="P110">Alta</text:p>
          </table:table-cell>
        </table:table-row>
        <table:table-row>
          <table:table-cell table:style-name="Tabela12.A2" office:value-type="string">
            <text:p text:style-name="P34">Pós-condições:</text:p>
          </table:table-cell>
          <table:table-cell table:style-name="Tabela12.B2" office:value-type="string">
            <text:list xml:id="list8741483941340656334" text:style-name="L51">
              <text:list-item>
                <text:p text:style-name="P44">Iniciar caso de uso <text:span text:style-name="T12">UC</text:span><text:span text:style-name="T15">003</text:span><text:span text:style-name="T12"> </text:span><text:span text:style-name="T16">Visualizar vaga</text:span></text:p>
              </text:list-item>
            </text:list>
          </table:table-cell>
        </table:table-row>
        <table:table-row>
          <table:table-cell table:style-name="Tabela12.A2" office:value-type="string">
            <text:p text:style-name="P46">Campos</text:p>
          </table:table-cell>
          <table:table-cell table:style-name="Tabela12.B2" office:value-type="string">
            <text:list xml:id="list2446581590660073531" text:style-name="L52">
              <text:list-item>
                <text:list>
                  <text:list-item>
                    <text:p text:style-name="P65"><text:span text:style-name="T2">Id da vaga</text:span></text:p>
                  </text:list-item>
                  <text:list-item>
                    <text:p text:style-name="P56">Descrição da vaga</text:p>
                  </text:list-item>
                  <text:list-item>
                    <text:p text:style-name="P56">Setor da vaga</text:p>
                  </text:list-item>
                  <text:list-item>
                    <text:p text:style-name="P56">Data <text:span text:style-name="T19">expiração</text:span> vaga</text:p>
                  </text:list-item>
                  <text:list-item>
                    <text:p text:style-name="P56"><text:soft-page-break/>Status da vaga – se está participando</text:p>
                  </text:list-item>
                  <text:list-item>
                    <text:p text:style-name="P74">Visualizar vaga.</text:p>
                  </text:list-item>
                </text:list>
              </text:list-item>
            </text:list>
          </table:table-cell>
        </table:table-row>
        <table:table-row>
          <table:table-cell table:style-name="Tabela12.A2" office:value-type="string">
            <text:p text:style-name="P76">Fluxo principal:</text:p>
          </table:table-cell>
          <table:table-cell table:style-name="Tabela12.B2" office:value-type="string">
            <text:list xml:id="list7692210870258883241" text:style-name="L53">
              <text:list-item>
                <text:p text:style-name="P87">O usuário <text:span text:style-name="T20">é encaminhado do caso de uso UC001.</text:span></text:p>
              </text:list-item>
              <text:list-item>
                <text:p text:style-name="P122">Sistema lista as vagas em aberto.</text:p>
              </text:list-item>
              <text:list-item>
                <text:p text:style-name="P122">O usuário seleciona a vaga escolhida clicando em visualizar.</text:p>
              </text:list-item>
              <text:list-item>
                <text:p text:style-name="P122">Encaminhado para o caso de uso UC003.</text:p>
              </text:list-item>
            </text:list>
          </table:table-cell>
        </table:table-row>
        <table:table-row>
          <table:table-cell table:style-name="Tabela12.A2" office:value-type="string">
            <text:p text:style-name="P92">Fluxo alternativo:</text:p>
          </table:table-cell>
          <table:table-cell table:style-name="Tabela12.B2" office:value-type="string">
            <text:p text:style-name="P89">A1 –<text:span text:style-name="T21"> Usuário efetua o logoff</text:span></text:p>
          </table:table-cell>
        </table:table-row>
        <table:table-row>
          <table:table-cell table:style-name="Tabela12.A2" office:value-type="string">
            <text:p text:style-name="P94">Fluxo de exceção:</text:p>
          </table:table-cell>
          <table:table-cell table:style-name="Tabela12.B2" office:value-type="string">
            <text:p text:style-name="P124">Não possui.</text:p>
          </table:table-cell>
        </table:table-row>
        <table:table-row>
          <table:table-cell table:style-name="Tabela12.A2" office:value-type="string">
            <text:p text:style-name="P100">Validações:</text:p>
          </table:table-cell>
          <table:table-cell table:style-name="Tabela12.B2" office:value-type="string">
            <text:p text:style-name="P126">Não possui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0:06:59.896057736</meta:creation-date>
    <dc:date>2018-03-22T21:51:06.803812925</dc:date>
    <meta:editing-duration>PT1H43M34S</meta:editing-duration>
    <meta:editing-cycles>64</meta:editing-cycles>
    <meta:generator>LibreOffice/5.2.7.2$Linux_X86_64 LibreOffice_project/20m0$Build-2</meta:generator>
    <meta:document-statistic meta:table-count="13" meta:image-count="0" meta:object-count="0" meta:page-count="11" meta:paragraph-count="396" meta:word-count="1521" meta:character-count="8543" meta:non-whitespace-character-count="7530"/>
  </office:meta>
</office:document-meta>
</file>